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OpenSymbol" svg:font-family="OpenSymbol"/>
    <style:font-face style:name="Times-Roman" svg:font-family="Times-Roman" style:font-family-generic="roman"/>
    <style:font-face style:name="Helvetica" svg:font-family="Helvetica" style:font-family-generic="swiss"/>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Tableau1" style:family="table">
      <style:table-properties style:width="17.214cm" fo:margin-left="-0.191cm" fo:margin-right="-0.023cm" table:align="margins" style:writing-mode="lr-tb"/>
    </style:style>
    <style:style style:name="Tableau1.A" style:family="table-column">
      <style:table-column-properties style:column-width="17.214cm" style:rel-column-width="65535*"/>
    </style:style>
    <style:style style:name="Tableau1.1" style:family="table-row">
      <style:table-row-properties style:min-row-height="10.262cm" fo:keep-together="auto"/>
    </style:style>
    <style:style style:name="Tableau1.A1" style:family="table-cell">
      <style:table-cell-properties style:vertical-align="middle" fo:padding-left="0.191cm" fo:padding-right="0.191cm" fo:padding-top="0cm" fo:padding-bottom="0cm" fo:border="none"/>
    </style:style>
    <style:style style:name="Tableau2" style:family="table">
      <style:table-properties style:width="17.496cm" fo:margin-left="-0.191cm" table:align="left" style:writing-mode="lr-tb"/>
    </style:style>
    <style:style style:name="Tableau2.A" style:family="table-column">
      <style:table-column-properties style:column-width="17.496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none"/>
    </style:style>
    <style:style style:name="Tableau3" style:family="table">
      <style:table-properties style:width="15.431cm" fo:margin-left="-0.191cm" table:align="left" style:writing-mode="lr-tb"/>
    </style:style>
    <style:style style:name="Tableau3.A" style:family="table-column">
      <style:table-column-properties style:column-width="15.431cm"/>
    </style:style>
    <style:style style:name="Tableau3.1" style:family="table-row">
      <style:table-row-properties fo:keep-together="auto"/>
    </style:style>
    <style:style style:name="Tableau3.A1" style:family="table-cell">
      <style:table-cell-properties style:vertical-align="middle" fo:padding-left="0.191cm" fo:padding-right="0.191cm" fo:padding-top="0cm" fo:padding-bottom="0cm" fo:border="none"/>
    </style:style>
    <style:style style:name="Tableau4" style:family="table">
      <style:table-properties style:width="15.431cm" fo:margin-left="-0.191cm" table:align="left" style:writing-mode="lr-tb"/>
    </style:style>
    <style:style style:name="Tableau4.A" style:family="table-column">
      <style:table-column-properties style:column-width="15.431cm"/>
    </style:style>
    <style:style style:name="Tableau4.1" style:family="table-row">
      <style:table-row-properties fo:keep-together="auto"/>
    </style:style>
    <style:style style:name="Tableau4.A1" style:family="table-cell">
      <style:table-cell-properties style:vertical-align="middle" fo:padding-left="0.191cm" fo:padding-right="0.191cm" fo:padding-top="0cm" fo:padding-bottom="0cm" fo:border="none"/>
    </style:style>
    <style:style style:name="Tableau9" style:family="table">
      <style:table-properties style:width="15.431cm" fo:margin-left="-0.191cm" table:align="left" style:writing-mode="lr-tb"/>
    </style:style>
    <style:style style:name="Tableau9.A" style:family="table-column">
      <style:table-column-properties style:column-width="15.431cm"/>
    </style:style>
    <style:style style:name="Tableau9.1" style:family="table-row">
      <style:table-row-properties fo:keep-together="auto"/>
    </style:style>
    <style:style style:name="Tableau9.A1" style:family="table-cell">
      <style:table-cell-properties style:vertical-align="middle" fo:padding-left="0.191cm" fo:padding-right="0.191cm" fo:padding-top="0cm" fo:padding-bottom="0cm" fo:border="none"/>
    </style:style>
    <style:style style:name="P1" style:family="paragraph" style:parent-style-name="Standard">
      <style:text-properties style:font-name="Times New Roman"/>
    </style:style>
    <style:style style:name="P2" style:family="paragraph" style:parent-style-name="Standard">
      <style:text-properties style:font-name="Times New Roman" fo:font-size="6pt" style:font-size-asian="6pt" style:font-size-complex="6pt"/>
    </style:style>
    <style:style style:name="P3" style:family="paragraph" style:parent-style-name="Standard">
      <style:paragraph-properties fo:margin-top="0cm" fo:margin-bottom="0.247cm" fo:text-align="center" style:justify-single-word="false" style:text-autospace="none"/>
      <style:text-properties fo:color="#224f06" style:font-name="Times New Roman" fo:font-size="18pt" fo:font-weight="bold" style:font-name-asian="Helvetica" style:font-size-asian="18pt" style:font-weight-asian="bold" style:font-name-complex="Helvetica" style:font-size-complex="18pt" style:font-weight-complex="bold"/>
    </style:style>
    <style:style style:name="P4" style:family="paragraph" style:parent-style-name="Standard">
      <style:paragraph-properties fo:margin-top="0cm" fo:margin-bottom="0.247cm" fo:text-align="start" style:justify-single-word="false" style:text-autospace="none"/>
      <style:text-properties style:use-window-font-color="true" style:font-name="Times New Roman" fo:font-size="23pt" fo:font-weight="normal" style:font-name-asian="Times-Roman" style:font-size-asian="23pt" style:font-weight-asian="normal" style:font-name-complex="Times-Roman" style:font-size-complex="23pt" style:font-weight-complex="normal"/>
    </style:style>
    <style:style style:name="P5" style:family="paragraph" style:parent-style-name="Standard">
      <style:paragraph-properties fo:margin-top="0cm" fo:margin-bottom="0.247cm" fo:text-align="start" style:justify-single-word="false" style:text-autospace="none"/>
      <style:text-properties style:use-window-font-color="true" style:font-name="Times New Roman" fo:font-size="14pt" fo:font-weight="bold" style:font-name-asian="Times-Roman" style:font-size-asian="14pt" style:font-weight-asian="bold" style:font-name-complex="Times-Roman" style:font-size-complex="14pt" style:font-weight-complex="bold"/>
    </style:style>
    <style:style style:name="P6" style:family="paragraph" style:parent-style-name="Standard">
      <style:paragraph-properties fo:margin-top="0cm" fo:margin-bottom="0.247cm" fo:text-align="center" style:justify-single-word="false" style:text-autospace="none"/>
      <style:text-properties style:use-window-font-color="true" style:font-name="Times New Roman" fo:font-size="14pt" fo:font-weight="bold" style:font-name-asian="Helvetica" style:font-size-asian="14pt" style:font-weight-asian="bold" style:font-name-complex="Helvetica" style:font-size-complex="14pt" style:font-weight-complex="bold"/>
    </style:style>
    <style:style style:name="P7" style:family="paragraph" style:parent-style-name="Standard">
      <style:paragraph-properties fo:margin-top="0cm" fo:margin-bottom="0.247cm" fo:text-align="start" style:justify-single-word="false" style:text-autospace="none"/>
      <style:text-properties style:use-window-font-color="true" style:font-name="Times New Roman" fo:font-size="12pt" fo:font-weight="normal" style:font-name-asian="Times-Roman" style:font-size-asian="12pt" style:font-weight-asian="normal" style:font-name-complex="Times-Roman" style:font-size-complex="12pt" style:font-weight-complex="normal"/>
    </style:style>
    <style:style style:name="P8" style:family="paragraph" style:parent-style-name="Standard">
      <style:paragraph-properties fo:margin-top="0cm" fo:margin-bottom="0.247cm" fo:text-align="start" style:justify-single-word="false" style:text-autospace="none"/>
      <style:text-properties style:use-window-font-color="true" style:font-name="Times New Roman" fo:font-size="16pt" fo:font-weight="normal" style:font-name-asian="Times-Roman" style:font-size-asian="16pt" style:font-weight-asian="normal" style:font-name-complex="Times-Roman" style:font-size-complex="16pt" style:font-weight-complex="normal"/>
    </style:style>
    <style:style style:name="P9" style:family="paragraph" style:parent-style-name="Standard">
      <style:paragraph-properties fo:margin-top="0cm" fo:margin-bottom="0.247cm" style:text-autospace="none"/>
      <style:text-properties fo:color="#102503" style:font-name="Times New Roman" fo:font-size="12pt" fo:font-weight="bold" style:font-name-asian="Times-Roman" style:font-size-asian="12pt" style:font-weight-asian="bold" style:font-name-complex="Times-Roman" style:font-size-complex="12pt" style:font-weight-complex="bold"/>
    </style:style>
    <style:style style:name="P10" style:family="paragraph" style:parent-style-name="Standard">
      <style:paragraph-properties fo:margin-top="0cm" fo:margin-bottom="0.247cm" style:text-autospace="none"/>
      <style:text-properties fo:color="#102503" style:font-name="Times New Roman" fo:font-size="16pt" fo:font-weight="normal" style:font-name-asian="Times-Roman" style:font-size-asian="16pt" style:font-weight-asian="normal" style:font-name-complex="Times-Roman" style:font-size-complex="16pt" style:font-weight-complex="normal"/>
    </style:style>
    <style:style style:name="P11" style:family="paragraph" style:parent-style-name="Standard">
      <style:paragraph-properties fo:margin-top="0cm" fo:margin-bottom="0.247cm" fo:text-align="end" style:justify-single-word="false" style:text-autospace="none"/>
    </style:style>
    <style:style style:name="P12" style:family="paragraph" style:parent-style-name="Standard">
      <style:paragraph-properties fo:margin-top="0cm" fo:margin-bottom="0.247cm" style:text-autospace="none"/>
      <style:text-properties fo:color="#0e2526" style:font-name="Times New Roman" fo:font-size="16pt" fo:font-weight="normal" style:font-name-asian="Times-Roman" style:font-size-asian="16pt" style:font-weight-asian="normal" style:font-name-complex="Times-Roman" style:font-size-complex="16pt" style:font-weight-complex="normal"/>
    </style:style>
    <style:style style:name="P13" style:family="paragraph" style:parent-style-name="Standard">
      <style:paragraph-properties fo:margin-left="1.27cm" fo:margin-right="0cm" fo:margin-top="0cm" fo:margin-bottom="0.247cm" fo:text-align="start" style:justify-single-word="false" fo:text-indent="-1.27cm" style:auto-text-indent="false" style:text-autospace="none">
        <style:tab-stops>
          <style:tab-stop style:position="-0.882cm"/>
          <style:tab-stop style:position="0cm"/>
        </style:tab-stops>
      </style:paragraph-properties>
      <style:text-properties style:use-window-font-color="true" style:font-name="Times New Roman" fo:font-size="12pt" fo:font-weight="normal" style:font-name-asian="Times-Roman" style:font-size-asian="12pt" style:font-weight-asian="normal" style:font-name-complex="Times-Roman" style:font-size-complex="12pt" style:font-weight-complex="normal"/>
    </style:style>
    <style:style style:name="P14" style:family="paragraph" style:parent-style-name="Standard">
      <style:paragraph-properties fo:margin-left="1.27cm" fo:margin-right="0cm" fo:margin-top="0cm" fo:margin-bottom="0.247cm" fo:text-align="start" style:justify-single-word="false" fo:text-indent="-1.27cm" style:auto-text-indent="false" style:text-autospace="none">
        <style:tab-stops>
          <style:tab-stop style:position="-0.882cm"/>
          <style:tab-stop style:position="0cm"/>
        </style:tab-stops>
      </style:paragraph-properties>
      <style:text-properties style:use-window-font-color="true" style:font-name="Times New Roman" fo:font-size="16pt" fo:font-weight="normal" style:font-name-asian="Times-Roman" style:font-size-asian="16pt" style:font-weight-asian="normal" style:font-name-complex="Times-Roman" style:font-size-complex="16pt" style:font-weight-complex="normal"/>
    </style:style>
    <style:style style:name="P15" style:family="paragraph" style:parent-style-name="Standard">
      <style:paragraph-properties fo:margin-left="1.27cm" fo:margin-right="0cm" fo:margin-top="0cm" fo:margin-bottom="0.247cm" fo:text-align="start" style:justify-single-word="false" fo:text-indent="-1.27cm" style:auto-text-indent="false" style:text-autospace="none">
        <style:tab-stops>
          <style:tab-stop style:position="-0.882cm"/>
          <style:tab-stop style:position="0cm"/>
        </style:tab-stops>
      </style:paragraph-properties>
      <style:text-properties style:font-name="Times New Roman" fo:font-size="12pt" style:font-size-asian="12pt" style:font-size-complex="12pt"/>
    </style:style>
    <style:style style:name="P16" style:family="paragraph" style:parent-style-name="Standard">
      <style:paragraph-properties fo:margin-left="1.27cm" fo:margin-right="0cm" fo:margin-top="0cm" fo:margin-bottom="0.247cm" fo:text-align="start" style:justify-single-word="false" fo:text-indent="-1.27cm" style:auto-text-indent="false" style:text-autospace="none">
        <style:tab-stops>
          <style:tab-stop style:position="-0.882cm"/>
          <style:tab-stop style:position="0cm"/>
        </style:tab-stops>
      </style:paragraph-properties>
      <style:text-properties style:font-name="Times New Roman"/>
    </style:style>
    <style:style style:name="P17" style:family="paragraph" style:parent-style-name="Standard">
      <style:paragraph-properties fo:margin-left="1.27cm" fo:margin-right="0cm" fo:text-align="start" style:justify-single-word="false" fo:text-indent="-1.27cm" style:auto-text-indent="false" style:text-autospace="none">
        <style:tab-stops>
          <style:tab-stop style:position="-0.882cm"/>
          <style:tab-stop style:position="0cm"/>
        </style:tab-stops>
      </style:paragraph-properties>
      <style:text-properties style:font-name="Times New Roman" fo:font-size="12pt" style:font-size-asian="12pt" style:font-size-complex="12pt"/>
    </style:style>
    <style:style style:name="P18" style:family="paragraph" style:parent-style-name="Standard">
      <style:paragraph-properties fo:margin-left="2.54cm" fo:margin-right="0cm" fo:margin-top="0cm" fo:margin-bottom="0.247cm" fo:text-align="start" style:justify-single-word="false" fo:text-indent="-2.54cm" style:auto-text-indent="false" style:text-autospace="none">
        <style:tab-stops>
          <style:tab-stop style:position="-0.882cm"/>
          <style:tab-stop style:position="0cm"/>
        </style:tab-stops>
      </style:paragraph-properties>
      <style:text-properties style:font-name="Times New Roman" fo:font-size="12pt" style:font-size-asian="12pt" style:font-size-complex="12pt"/>
    </style:style>
    <style:style style:name="P19" style:family="paragraph" style:parent-style-name="Standard">
      <style:paragraph-properties fo:margin-left="0.191cm" fo:margin-right="-1.953cm" fo:margin-top="0cm" fo:margin-bottom="0.247cm" fo:text-indent="0cm" style:auto-text-indent="false" style:text-autospace="none"/>
      <style:text-properties style:use-window-font-color="true" style:font-name="Times New Roman" fo:font-size="12pt" fo:font-weight="normal" style:font-name-asian="Times-Roman" style:font-size-asian="12pt" style:font-weight-asian="normal" style:font-name-complex="Times-Roman" style:font-size-complex="12pt" style:font-weight-complex="normal"/>
    </style:style>
    <style:style style:name="P20" style:family="paragraph" style:parent-style-name="Standard">
      <style:paragraph-properties fo:margin-left="0.191cm" fo:margin-right="-1.953cm" fo:margin-top="0cm" fo:margin-bottom="0.247cm" fo:text-indent="0cm" style:auto-text-indent="false" style:text-autospace="none"/>
    </style:style>
    <style:style style:name="P21" style:family="paragraph" style:parent-style-name="Standard">
      <style:paragraph-properties fo:margin-left="0cm" fo:margin-right="-1.953cm" fo:margin-top="0cm" fo:margin-bottom="0.247cm" fo:text-align="start" style:justify-single-word="false" fo:text-indent="0cm" style:auto-text-indent="false" style:text-autospace="none"/>
    </style:style>
    <style:style style:name="P22" style:family="paragraph" style:parent-style-name="Standard" style:list-style-name="L1">
      <style:paragraph-properties fo:margin-top="0cm" fo:margin-bottom="0.247cm" style:text-autospace="none">
        <style:tab-stops>
          <style:tab-stop style:position="-0.882cm"/>
          <style:tab-stop style:position="0cm"/>
        </style:tab-stops>
      </style:paragraph-properties>
      <style:text-properties fo:color="#0e2526" style:font-name="Times New Roman" fo:font-size="12pt" fo:font-weight="normal" style:font-name-asian="Times-Roman" style:font-size-asian="12pt" style:font-weight-asian="normal" style:font-name-complex="Times-Roman" style:font-size-complex="12pt" style:font-weight-complex="normal"/>
    </style:style>
    <style:style style:name="P23" style:family="paragraph" style:parent-style-name="Standard" style:list-style-name="L2">
      <style:paragraph-properties fo:margin-top="0cm" fo:margin-bottom="0.247cm" style:text-autospace="none">
        <style:tab-stops>
          <style:tab-stop style:position="-0.882cm"/>
          <style:tab-stop style:position="0cm"/>
        </style:tab-stops>
      </style:paragraph-properties>
      <style:text-properties fo:color="#0e2526" style:font-name="Times New Roman" fo:font-size="12pt" fo:font-weight="normal" style:font-name-asian="Times-Roman" style:font-size-asian="12pt" style:font-weight-asian="normal" style:font-name-complex="Times-Roman" style:font-size-complex="12pt" style:font-weight-complex="normal"/>
    </style:style>
    <style:style style:name="T1" style:family="text">
      <style:text-properties style:use-window-font-color="true" fo:font-weight="normal" style:font-name-asian="Times-Roman" style:font-weight-asian="normal" style:font-name-complex="Times-Roman" style:font-weight-complex="normal"/>
    </style:style>
    <style:style style:name="T2" style:family="text">
      <style:text-properties style:use-window-font-color="true" fo:font-weight="normal" style:font-name-asian="Helvetica" style:font-weight-asian="normal" style:font-name-complex="Helvetica" style:font-weight-complex="normal"/>
    </style:style>
    <style:style style:name="T3" style:family="text">
      <style:text-properties style:use-window-font-color="true" fo:font-weight="bold" style:font-name-asian="Times-Roman" style:font-weight-asian="bold" style:font-name-complex="Times-Roman" style:font-weight-complex="bold"/>
    </style:style>
    <style:style style:name="T4" style:family="text">
      <style:text-properties style:use-window-font-color="true" fo:font-weight="bold" style:font-name-asian="Helvetica" style:font-weight-asian="bold" style:font-name-complex="Helvetica" style:font-weight-complex="bold"/>
    </style:style>
    <style:style style:name="T5"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6" style:family="text">
      <style:text-properties style:use-window-font-color="true" fo:font-size="12pt" fo:font-weight="bold" style:font-name-asian="Helvetica" style:font-size-asian="12pt" style:font-weight-asian="bold" style:font-name-complex="Helvetica" style:font-size-complex="12pt" style:font-weight-complex="bold"/>
    </style:style>
    <style:style style:name="T7" style:family="text">
      <style:text-properties style:use-window-font-color="true" fo:font-size="16pt" fo:font-weight="normal" style:font-name-asian="Helvetica" style:font-size-asian="16pt" style:font-weight-asian="normal" style:font-name-complex="Helvetica" style:font-size-complex="16pt" style:font-weight-complex="normal"/>
    </style:style>
    <style:style style:name="T8" style:family="text">
      <style:text-properties style:use-window-font-color="true" fo:font-size="16pt" fo:font-weight="normal" style:font-name-asian="Times-Roman" style:font-size-asian="16pt" style:font-weight-asian="normal" style:font-name-complex="Times-Roman" style:font-size-complex="16pt" style:font-weight-complex="normal"/>
    </style:style>
    <style:style style:name="T9" style:family="text">
      <style:text-properties style:use-window-font-color="true" fo:font-size="16pt" fo:font-weight="bold" style:font-name-asian="Times-Roman" style:font-size-asian="16pt" style:font-weight-asian="bold" style:font-name-complex="Times-Roman" style:font-size-complex="16pt" style:font-weight-complex="bold"/>
    </style:style>
    <style:style style:name="T10" style:family="text">
      <style:text-properties style:use-window-font-color="true" style:font-name="Times New Roman" fo:font-size="12pt" fo:font-weight="normal" style:font-name-asian="Times-Roman" style:font-size-asian="12pt" style:font-weight-asian="normal" style:font-name-complex="Times-Roman" style:font-size-complex="12pt" style:font-weight-complex="normal"/>
    </style:style>
    <style:style style:name="T11" style:family="text">
      <style:text-properties style:use-window-font-color="true" style:font-name="Times New Roman" fo:font-size="12pt" fo:font-weight="bold" style:font-name-asian="Times-Roman" style:font-size-asian="12pt" style:font-weight-asian="bold" style:font-name-complex="Times-Roman" style:font-size-complex="12pt" style:font-weight-complex="bold"/>
    </style:style>
    <style:style style:name="T12" style:family="text">
      <style:text-properties style:use-window-font-color="true" style:font-name="Times New Roman" fo:font-size="16pt" fo:font-weight="normal" style:font-name-asian="Times-Roman" style:font-size-asian="16pt" style:font-weight-asian="normal" style:font-name-complex="Times-Roman" style:font-size-complex="16pt" style:font-weight-complex="normal"/>
    </style:style>
    <style:style style:name="T13" style:family="text">
      <style:text-properties fo:color="#0e2526" fo:font-weight="normal" style:font-name-asian="Times-Roman" style:font-weight-asian="normal" style:font-name-complex="Times-Roman" style:font-weight-complex="normal"/>
    </style:style>
    <style:style style:name="T14" style:family="text">
      <style:text-properties fo:color="#0e2526" fo:font-weight="bold" style:font-name-asian="Times-Roman" style:font-weight-asian="bold" style:font-name-complex="Times-Roman" style:font-weight-complex="bold"/>
    </style:style>
    <style:style style:name="T15" style:family="text">
      <style:text-properties fo:color="#0e2526" style:font-name="Times New Roman" fo:font-size="12pt" fo:font-weight="normal" style:font-name-asian="Times-Roman" style:font-size-asian="12pt" style:font-weight-asian="normal" style:font-name-complex="Times-Roman" style:font-size-complex="12pt" style:font-weight-complex="normal"/>
    </style:style>
    <style:style style:name="T16" style:family="text">
      <style:text-properties fo:color="#0e2526" style:font-name="Times New Roman" fo:font-size="16pt" fo:font-weight="normal" style:font-name-asian="Times-Roman" style:font-size-asian="16pt" style:font-weight-asian="normal" style:font-name-complex="Times-Roman" style:font-size-complex="16pt" style:font-weight-complex="normal"/>
    </style:style>
    <style:style style:name="T17" style:family="text">
      <style:text-properties style:font-name="Times New Roma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7"><text:s/>(site : </text:span><text:a xlink:type="simple" xlink:href="http://blsmcpce1.pagesperso-orange.fr/homographes.html"><text:span text:style-name="T17">http://blsmcpce1.pagesperso-orange.fr/homographes.html</text:span></text:a><text:span text:style-name="T17">)</text:span></text:p>
      <text:p text:style-name="P2"/>
      <text:p text:style-name="P3">Les homographes</text:p>
      <text:p text:style-name="P6">Découvrez (presque) tous les mots</text:p>
      <text:p text:style-name="P6">qui ont la même orthographe et se prononcent différemment.</text:p>
      <table:table table:name="Tableau1" table:style-name="Tableau1">
        <table:table-column table:style-name="Tableau1.A"/>
        <table:table-row table:style-name="Tableau1.1">
          <table:table-cell table:style-name="Tableau1.A1" office:value-type="string">
            <text:p text:style-name="P9">Les homographes :</text:p>
            <text:list xml:id="list35139073" text:style-name="L1">
              <text:list-header>
                <text:p text:style-name="P22">1. des homographes particuliers</text:p>
                <text:p text:style-name="P22">2. avec un mot d'origine étrangère</text:p>
                <text:p text:style-name="P22">3. avec un verbe en -ter à l'imparfait</text:p>
                <text:p text:style-name="P22">4. avec une terminaison en -ent</text:p>
                <text:p text:style-name="P22">5. avec un passé simple</text:p>
              </text:list-header>
            </text:list>
            <text:p text:style-name="P9">Des prononciations particulières :</text:p>
            <text:list xml:id="list35157362" text:style-name="L2">
              <text:list-header>
                <text:p text:style-name="P23">6. un mot qui peut être prononcé de deux ou trois façons (exemples)</text:p>
                <text:p text:style-name="P23">7. une syllabe dite de façons différentes</text:p>
                <text:p text:style-name="P23">8. et bien sûr, les liaisons</text:p>
                <text:p text:style-name="P23">9. dont les liaisons avec les marques du pluriel (en général : l'adjectif et le déterminant)</text:p>
              </text:list-header>
            </text:list>
          </table:table-cell>
        </table:table-row>
      </table:table>
      <text:p text:style-name="P7"/>
      <table:table table:name="Tableau2" table:style-name="Tableau2">
        <table:table-column table:style-name="Tableau2.A"/>
        <table:table-row table:style-name="Tableau2.1">
          <table:table-cell table:style-name="Tableau2.A1" office:value-type="string">
            <text:p text:style-name="P21"><text:span text:style-name="T10">Extrait de </text:span><text:a xlink:type="simple" xlink:href="http://blsmcpce1.pagesperso-orange.fr/orthographegeneral.html"><text:span text:style-name="T15">l'orthographe sans se prendre la tête</text:span></text:a><text:span text:style-name="T10"> :</text:span></text:p>
            <text:p text:style-name="P19">Les homographes sont une cause importante de difficultés dans l'apprentissage de la lecture et la maitrise de l'écrit. Tant que l'élève n'a pas compris qu'un mot peut souvent se lire de deux (ou trois) façons, il manquera d'assurance dans sa démarche.</text:p>
            <text:p text:style-name="P20"><text:span text:style-name="T10">En corrélation avec les homographes se posent les problèmes </text:span><text:a xlink:type="simple" xlink:href="http://blsmcpce1.pagesperso-orange.fr/homographes.html#h8"><text:span text:style-name="T15">des liaisons</text:span></text:a><text:span text:style-name="T10"> et des prononciations locales.</text:span></text:p>
            <text:p text:style-name="P20"><text:span text:style-name="T10">En plus des nombreux </text:span><text:a xlink:type="simple" xlink:href="http://blsmcpce1.pagesperso-orange.fr/homographes.html#h2"><text:span text:style-name="T15">mots qui se prononcent de deux façons</text:span></text:a><text:span text:style-name="T10">, il y a beaucoup d'homographes que l'enfant rencontrera très vite. Pour cette </text:span><text:a xlink:type="simple" xlink:href="http://blsmcpce1.pagesperso-orange.fr/homographes.html#h1"><text:span text:style-name="T15">première catégorie d'homographes</text:span></text:a><text:span text:style-name="T10">, on ne prévoira pas de leçon mais on sera attentif à exploiter les exemples au fil des lectures : Tu </text:span><text:span text:style-name="T11">as</text:span><text:span text:style-name="T10"> l'</text:span><text:span text:style-name="T11">as</text:span><text:span text:style-name="T10"> de pique. Il </text:span><text:span text:style-name="T11">est</text:span><text:span text:style-name="T10"> à l'</text:span><text:span text:style-name="T11">est</text:span><text:span text:style-name="T10">. Les </text:span><text:span text:style-name="T11">fils</text:span><text:span text:style-name="T10"> de mes voisins ont apporté des </text:span><text:span text:style-name="T11">fils</text:span><text:span text:style-name="T10"> de laine. On ne peut pas se </text:span><text:span text:style-name="T11">fier</text:span><text:span text:style-name="T10"> à lui car il est trop </text:span><text:span text:style-name="T11">fier</text:span><text:span text:style-name="T10">. J'avais acheté </text:span><text:span text:style-name="T11">plus</text:span><text:span text:style-name="T10"> de yaourts mais il n'y en a </text:span><text:span text:style-name="T11">plus</text:span><text:span text:style-name="T10">.Le chien enterre son </text:span><text:span text:style-name="T11">os</text:span><text:span text:style-name="T10"> avec les autres </text:span><text:span text:style-name="T11">os</text:span><text:span text:style-name="T10">. </text:span><text:span text:style-name="T11">Sens</text:span><text:span text:style-name="T10">-tu dans quel </text:span><text:span text:style-name="T11">sens</text:span><text:span text:style-name="T10"> va le vent ?</text:span></text:p>
            <text:p text:style-name="P19">D'autres séries d'homographes pourront faire l'objet d'un entrainement lorque la difficulté aura été constatée :</text:p>
            <text:p text:style-name="P20"><text:a xlink:type="simple" xlink:href="http://blsmcpce1.pagesperso-orange.fr/homographes.html#h3"><text:span text:style-name="T15">Des homographes d'origine étrangère</text:span></text:a></text:p>
            <text:p text:style-name="P20"><text:a xlink:type="simple" xlink:href="http://blsmcpce1.pagesperso-orange.fr/homographes.html#h4"><text:span text:style-name="T15">Des verbes en -ter à l'imparfait et des noms en -tion</text:span></text:a></text:p>
            <text:p text:style-name="P20"><text:a xlink:type="simple" xlink:href="http://blsmcpce1.pagesperso-orange.fr/homographes.html#h5"><text:span text:style-name="T15">Des verbes et des mots se terminant par -ent</text:span></text:a></text:p>
            <text:p text:style-name="P20"><text:a xlink:type="simple" xlink:href="http://blsmcpce1.pagesperso-orange.fr/homographes.html#h6"><text:span text:style-name="T15">Avec un verbe au passé simple</text:span></text:a></text:p>
          </table:table-cell>
        </table:table-row>
      </table:table>
      <text:p text:style-name="P5">1.des homographes particuliers :</text:p>
      <text:p text:style-name="P15"><text:span text:style-name="T1">Tu </text:span><text:span text:style-name="T3">as</text:span><text:span text:style-name="T1"> l'</text:span><text:span text:style-name="T3">as</text:span><text:span text:style-name="T1"> de carreau.</text:span></text:p>
      <text:p text:style-name="P15"><text:soft-page-break/><text:span text:style-name="T3">Ben</text:span><text:span text:style-name="T1"> s'exclame : "</text:span><text:span text:style-name="T3">Ben</text:span><text:span text:style-name="T1"> alors vous ne venez pas."   </text:span></text:p>
      <text:p text:style-name="P15"><text:span text:style-name="T1">Nous </text:span><text:span text:style-name="T3">billions</text:span><text:span text:style-name="T1"> (= projetions des billes sur) la surface métallique.  Des </text:span><text:span text:style-name="T3">billions</text:span><text:span text:style-name="T1"> sont des millions de millions.</text:span></text:p>
      <text:p text:style-name="P15"><text:span text:style-name="T1">Il livre le pain </text:span><text:span text:style-name="T3">bis</text:span><text:span text:style-name="T1"> au 22 </text:span><text:span text:style-name="T3">bis</text:span><text:span text:style-name="T1">.</text:span></text:p>
      <text:p text:style-name="P15"><text:span text:style-name="T1">C'est un </text:span><text:span text:style-name="T3">bon</text:span><text:span text:style-name="T1"> ami qui a donné ce </text:span><text:span text:style-name="T3">bon</text:span><text:span text:style-name="T1"> d'achat.</text:span></text:p>
      <text:p text:style-name="P15"><text:span text:style-name="T1">Il a renversé le panier de </text:span><text:span text:style-name="T3">cassis</text:span><text:span text:style-name="T1"> en passant sur un </text:span><text:span text:style-name="T3">cassis</text:span><text:span text:style-name="T1"> (= dos-d'âne).</text:span></text:p>
      <text:p text:style-name="P15"><text:span text:style-name="T1">Le </text:span><text:span text:style-name="T3">chef</text:span><text:span text:style-name="T1"> nous présente son </text:span><text:span text:style-name="T3">chef</text:span><text:span text:style-name="T1">-d'œuvre.</text:span></text:p>
      <text:p text:style-name="P15"><text:span text:style-name="T1">Les </text:span><text:span text:style-name="T3">cossus</text:span><text:span text:style-name="T1"> (= papillons) volent autour des messieurs </text:span><text:span text:style-name="T3">cossus</text:span><text:span text:style-name="T1">.</text:span></text:p>
      <text:p text:style-name="P15"><text:span text:style-name="T1">Un </text:span><text:span text:style-name="T3">croc</text:span><text:span text:style-name="T1"> est une canine d'un carnivore. Il fait un </text:span><text:span text:style-name="T3">croc</text:span><text:span text:style-name="T1">-en-jambe à son adversaire.</text:span></text:p>
      <text:p text:style-name="P15"><text:span text:style-name="T1">Il </text:span><text:span text:style-name="T3">est</text:span><text:span text:style-name="T1"> à l'</text:span><text:span text:style-name="T3">est</text:span><text:span text:style-name="T1">.</text:span></text:p>
      <text:p text:style-name="P15"><text:span text:style-name="T1">Il va </text:span><text:span text:style-name="T3">ester</text:span><text:span text:style-name="T1"> sur les conséquences de l'utilisation de cet </text:span><text:span text:style-name="T3">ester</text:span><text:span text:style-name="T1">.    </text:span></text:p>
      <text:p text:style-name="P15"><text:span text:style-name="T1">Chez toi </text:span><text:span text:style-name="T3">et</text:span><text:span text:style-name="T1"> moi, il y a des CD, des livres, des jeux, </text:span><text:span text:style-name="T3">et</text:span><text:span text:style-name="T1"> cætera (ou </text:span><text:span text:style-name="T3">et</text:span><text:span text:style-name="T1"> cetera, etc).</text:span></text:p>
      <text:p text:style-name="P15"><text:span text:style-name="T1">Les </text:span><text:span text:style-name="T3">exocets </text:span><text:span text:style-name="T1">(= missiles, </text:span><text:span text:style-name="T1">nom déposé</text:span><text:span text:style-name="T1">) ont tué des </text:span><text:span text:style-name="T3">exocets</text:span><text:span text:style-name="T1"> (= poissons volants).</text:span></text:p>
      <text:p text:style-name="P15"><text:span text:style-name="T1">Il est venu </text:span><text:span text:style-name="T3">exprès</text:span><text:span text:style-name="T1"> pour cet envoi </text:span><text:span text:style-name="T3">exprès</text:span><text:span text:style-name="T1">.</text:span></text:p>
      <text:p text:style-name="P15"><text:span text:style-name="T1">On ne peut pas se </text:span><text:span text:style-name="T3">fier</text:span><text:span text:style-name="T1"> à lui car il est trop </text:span><text:span text:style-name="T3">fier</text:span><text:span text:style-name="T1">.  </text:span></text:p>
      <text:p text:style-name="P15"><text:span text:style-name="T1">Les </text:span><text:span text:style-name="T3">fils</text:span><text:span text:style-name="T1"> de mes voisins ont apporté des </text:span><text:span text:style-name="T3">fils</text:span><text:span text:style-name="T1"> de laine.   </text:span></text:p>
      <text:p text:style-name="P15"><text:span text:style-name="T1">J'étais </text:span><text:span text:style-name="T3">jouasse</text:span><text:span text:style-name="T1"> car mon entraineur voulait que je </text:span><text:span text:style-name="T3">jouasse</text:span><text:span text:style-name="T1">.</text:span></text:p>
      <text:p text:style-name="P15"><text:span text:style-name="T1">Il a installé ses </text:span><text:span text:style-name="T3">lacs</text:span><text:span text:style-name="T1"> près des </text:span><text:span text:style-name="T3">lacs</text:span><text:span text:style-name="T1">.  </text:span></text:p>
      <text:p text:style-name="P15"><text:span text:style-name="T3">Las</text:span><text:span text:style-name="T1"> (= hélas), il est trop </text:span><text:span text:style-name="T3">las</text:span><text:span text:style-name="T1"> (= fatigué).  </text:span></text:p>
      <text:p text:style-name="P15"><text:span text:style-name="T1">Tu </text:span><text:span text:style-name="T3">limes</text:span><text:span text:style-name="T1"> le bois pour reconstituer le </text:span><text:span text:style-name="T3">limes</text:span><text:span text:style-name="T1"> (= une fortification romaine).  </text:span></text:p>
      <text:p text:style-name="P15"><text:span text:style-name="T1">Je </text:span><text:span text:style-name="T3">lis</text:span><text:span text:style-name="T1"> que l'emblème des rois était le </text:span><text:span text:style-name="T3">lis</text:span><text:span text:style-name="T1">.  </text:span></text:p>
      <text:p text:style-name="P15"><text:span text:style-name="T1">Le </text:span><text:span text:style-name="T3">lot</text:span><text:span text:style-name="T1"> principal est un séjour dans le </text:span><text:span text:style-name="T3">Lot</text:span><text:span text:style-name="T1">.  </text:span></text:p>
      <text:p text:style-name="P15"><text:span text:style-name="T3">Marc</text:span><text:span text:style-name="T1"> ne boit pas le </text:span><text:span text:style-name="T3">marc</text:span><text:span text:style-name="T1">.  </text:span></text:p>
      <text:p text:style-name="P15"><text:span text:style-name="T1">Le chien enterre son </text:span><text:span text:style-name="T3">os</text:span><text:span text:style-name="T1"> avec les autres </text:span><text:span text:style-name="T3">os</text:span><text:span text:style-name="T1">.</text:span></text:p>
      <text:p text:style-name="P15"><text:span text:style-name="T3">Ouïe</text:span><text:span text:style-name="T1"> (= ouille) !  j'ai une otite et cela altère mon </text:span><text:span text:style-name="T3">ouïe</text:span><text:span text:style-name="T1"> (= audition).</text:span></text:p>
      <text:p text:style-name="P15"><text:span text:style-name="T1">Un </text:span><text:span text:style-name="T3">pet</text:span><text:span text:style-name="T1"> est un bruit causé par des gaz intestinaux. Un </text:span><text:span text:style-name="T3">pet</text:span><text:span text:style-name="T1"> est une matière plastique. Un </text:span><text:span text:style-name="T3">pet</text:span><text:span text:style-name="T1"> est un bruit ou une trace causés par un choc.  </text:span></text:p>
      <text:p text:style-name="P15"><text:span text:style-name="T1">Cette montagne pointue est un </text:span><text:span text:style-name="T3">pic</text:span><text:span text:style-name="T1">. Cet oiseau est un </text:span><text:span text:style-name="T3">pic</text:span><text:span text:style-name="T1">-vert (ou pivert).  </text:span></text:p>
      <text:p text:style-name="P15"><text:span text:style-name="T1">J'avais acheté </text:span><text:span text:style-name="T3">plus</text:span><text:span text:style-name="T1"> de yaourts mais il n'y en a </text:span><text:span text:style-name="T3">plus</text:span><text:span text:style-name="T1">.   </text:span></text:p>
      <text:p text:style-name="P15"><text:span text:style-name="T3">Pupillaire</text:span><text:span text:style-name="T1"> concerne un pupille. </text:span><text:span text:style-name="T3">Pupillaire</text:span><text:span text:style-name="T1"> est relatif à la pupille de l'œil.</text:span></text:p>
      <text:p text:style-name="P15"><text:span text:style-name="T13">Les </text:span><text:span text:style-name="T14">rachis</text:span><text:span text:style-name="T13"> (abréviation de rachianesthésie ou rachianalgésie) sont des anesthésies de la partie inférieure du corps. Le </text:span><text:span text:style-name="T14">rachis</text:span><text:span text:style-name="T13"> est la colonne vertébrale, un axe central pour une plante ou une plume d'oiseau. </text:span></text:p>
      <text:p text:style-name="P15"><text:span text:style-name="T3">Sens</text:span><text:span text:style-name="T1">-tu dans quel </text:span><text:span text:style-name="T3">sens</text:span><text:span text:style-name="T1"> va le vent ?  </text:span></text:p>
      <text:p text:style-name="P15"><text:span text:style-name="T1">Le </text:span><text:span text:style-name="T3">seps</text:span><text:span text:style-name="T1"> (= reptile) est dérangé par les </text:span><text:span text:style-name="T3">seps</text:span><text:span text:style-name="T1"> des charrues.</text:span></text:p>
      <text:p text:style-name="P15"><text:span text:style-name="T3">Soit</text:span><text:span text:style-name="T1"> ! Il se peut qu'il </text:span><text:span text:style-name="T3">soit</text:span><text:span text:style-name="T1"> responsable.</text:span></text:p>
      <text:p text:style-name="P15"><text:soft-page-break/><text:span text:style-name="T1">Êtes-vous </text:span><text:span text:style-name="T3">tous</text:span><text:span text:style-name="T1"> là ? </text:span><text:span text:style-name="T3">Tous</text:span><text:span text:style-name="T1"> les participants auront une récompense.</text:span></text:p>
      <text:p text:style-name="P15"><text:span text:style-name="T1">Il fixe la </text:span><text:span text:style-name="T3">vis</text:span><text:span text:style-name="T1"> </text:span><text:span text:style-name="T3">vis</text:span><text:span text:style-name="T1">-à-</text:span><text:span text:style-name="T3">vis</text:span><text:span text:style-name="T1"> de la première.</text:span></text:p>
      <table:table table:name="Tableau3" table:style-name="Tableau3">
        <table:table-column table:style-name="Tableau3.A"/>
        <table:table-row table:style-name="Tableau3.1">
          <table:table-cell table:style-name="Tableau3.A1" office:value-type="string">
            <text:p text:style-name="P12"/>
          </table:table-cell>
        </table:table-row>
      </table:table>
      <text:p text:style-name="P5">2. avec un mot d'origine étrangère :</text:p>
      <text:p text:style-name="P15"><text:span text:style-name="T1">Il se </text:span><text:span text:style-name="T3">base</text:span><text:span text:style-name="T1"> sur cette stratégie pour le </text:span><text:span text:style-name="T3">base</text:span><text:span text:style-name="T1">-ball.</text:span></text:p>
      <text:p text:style-name="P15"><text:span text:style-name="T1">Il va le </text:span><text:span text:style-name="T3">biper</text:span><text:span text:style-name="T1"> (= prévenir) avec son </text:span><text:span text:style-name="T3">biper</text:span><text:span text:style-name="T1"> (ou bipeur).</text:span></text:p>
      <text:p text:style-name="P15"><text:span text:style-name="T1">Il a bu un </text:span><text:span text:style-name="T3">bitter</text:span><text:span text:style-name="T1">. Il ne va rien </text:span><text:span text:style-name="T3">bitter</text:span><text:span text:style-name="T1"> (ou biter, comprendre).</text:span></text:p>
      <text:p text:style-name="P15"><text:span text:style-name="T1">Il faut </text:span><text:span text:style-name="T3">booster</text:span><text:span text:style-name="T1"> (= développer) le </text:span><text:span text:style-name="T3">booster</text:span><text:span text:style-name="T1"> (= amplificateur ou propulseur).</text:span></text:p>
      <text:p text:style-name="P15"><text:span text:style-name="T1">Si tu veux </text:span><text:span text:style-name="T3">boxer</text:span><text:span text:style-name="T1">, mets ton </text:span><text:span text:style-name="T3">boxer</text:span><text:span text:style-name="T1">  (= boxer-short) et attache ton </text:span><text:span text:style-name="T3">boxer</text:span><text:span text:style-name="T1"> (= chien).</text:span></text:p>
      <text:p text:style-name="P15"><text:span text:style-name="T1">Le </text:span><text:span text:style-name="T3">bull</text:span><text:span text:style-name="T1">-terrier aboie quand le </text:span><text:span text:style-name="T3">bull</text:span><text:span text:style-name="T1"> (= bulldozer) passe. </text:span></text:p>
      <text:p text:style-name="P15"><text:span text:style-name="T1">Le </text:span><text:span text:style-name="T3">bunker</text:span><text:span text:style-name="T1"> du golf est près d'un </text:span><text:span text:style-name="T3">bunker</text:span><text:span text:style-name="T1">.</text:span></text:p>
      <text:p text:style-name="P15"><text:span text:style-name="T1">Il va </text:span><text:span text:style-name="T3">carter</text:span><text:span text:style-name="T1"> le fil (= le mettre autour d'une carte). </text:span><text:span text:style-name="T1">[rare]</text:span><text:span text:style-name="T1">   Le mécanicien répare le </text:span><text:span text:style-name="T3">carter</text:span><text:span text:style-name="T1">.</text:span></text:p>
      <text:p text:style-name="P15"><text:span text:style-name="T1">Voilà un </text:span><text:span text:style-name="T3">cent</text:span><text:span text:style-name="T1">. Tu en auras bientôt </text:span><text:span text:style-name="T3">cent</text:span><text:span text:style-name="T1">.</text:span></text:p>
      <text:p text:style-name="P15"><text:span text:style-name="T1">Ce </text:span><text:span text:style-name="T3">chat</text:span><text:span text:style-name="T1"> sur internet parle du </text:span><text:span text:style-name="T3">chat</text:span><text:span text:style-name="T1"> de gouttière. </text:span></text:p>
      <text:p text:style-name="P15"><text:span text:style-name="T1">Il </text:span><text:span text:style-name="T3">chatte</text:span><text:span text:style-name="T1"> (ou tchatte) sur internet. La </text:span><text:span text:style-name="T3">chatte</text:span><text:span text:style-name="T1"> ronronne.</text:span></text:p>
      <text:p text:style-name="P15"><text:span text:style-name="T1">Tu </text:span><text:span text:style-name="T3">chattes</text:span><text:span text:style-name="T1"> (ou tchattes) sur internet. Les </text:span><text:span text:style-name="T3">chattes</text:span><text:span text:style-name="T1"> ronronnent.</text:span></text:p>
      <text:p text:style-name="P15"><text:span text:style-name="T1">Un </text:span><text:span text:style-name="T3">chopper</text:span><text:span text:style-name="T1"> est un outil de la préhistoire ou une moto. Il va </text:span><text:span text:style-name="T3">chopper</text:span><text:span text:style-name="T1"> (= se tromper, ou heurter du pied un obstacle).</text:span></text:p>
      <text:p text:style-name="P15"><text:span text:style-name="T1">Il va </text:span><text:span text:style-name="T3">clipper</text:span><text:span text:style-name="T1"> la gravure d'un </text:span><text:span text:style-name="T3">clipper</text:span><text:span text:style-name="T1">.</text:span></text:p>
      <text:p text:style-name="P15"><text:span text:style-name="T1">On entend les supporters </text:span><text:span text:style-name="T3">corner</text:span><text:span text:style-name="T1"> pendant le </text:span><text:span text:style-name="T3">corner</text:span><text:span text:style-name="T1">.</text:span></text:p>
      <text:p text:style-name="P15"><text:span text:style-name="T1">Les </text:span><text:span text:style-name="T3">dans</text:span><text:span text:style-name="T1"> sont les degrés de qualification </text:span><text:span text:style-name="T3">dans</text:span><text:span text:style-name="T1"> les arts martiaux japonais.</text:span></text:p>
      <text:p text:style-name="P15"><text:span text:style-name="T1">Cet ancien </text:span><text:span text:style-name="T3">dealer</text:span><text:span text:style-name="T1"> a recommencé à </text:span><text:span text:style-name="T3">dealer</text:span><text:span text:style-name="T1">. </text:span></text:p>
      <text:p text:style-name="P15"><text:span text:style-name="T1">Le </text:span><text:span text:style-name="T3">discounter</text:span><text:span text:style-name="T1"> va à nouveau </text:span><text:span text:style-name="T3">discounter</text:span><text:span text:style-name="T1"> les meubles.</text:span></text:p>
      <text:p text:style-name="P15"><text:span text:style-name="T1">Nous </text:span><text:span text:style-name="T3">dominions</text:span><text:span text:style-name="T1"> les anciens </text:span><text:span text:style-name="T3">dominions</text:span><text:span text:style-name="T1">.</text:span></text:p>
      <text:p text:style-name="P15"><text:span text:style-name="T1">Il utilise un </text:span><text:span text:style-name="T3">driver</text:span><text:span text:style-name="T1"> pour apprendre à mieux </text:span><text:span text:style-name="T3">driver</text:span><text:span text:style-name="T1">.  Il va </text:span><text:span text:style-name="T3">driver</text:span><text:span text:style-name="T1"> le sulky.</text:span></text:p>
      <text:p text:style-name="P15"><text:span text:style-name="T1">Tu ne vas pas </text:span><text:span text:style-name="T3">flipper</text:span><text:span text:style-name="T1"> en jouant au </text:span><text:span text:style-name="T3">flipper</text:span><text:span text:style-name="T1"> ! </text:span></text:p>
      <text:p text:style-name="P15"><text:span text:style-name="T1">Le </text:span><text:span text:style-name="T3">forte</text:span><text:span text:style-name="T1"> demande une intensité plus </text:span><text:span text:style-name="T3">forte</text:span><text:span text:style-name="T1"> pour ce final.</text:span></text:p>
      <text:p text:style-name="P15"><text:span text:style-name="T1">La </text:span><text:span text:style-name="T3">gens</text:span><text:span text:style-name="T1"> était un groupe de familles romaines. Les </text:span><text:span text:style-name="T3">gens</text:span><text:span text:style-name="T1"> sont arrivés.</text:span></text:p>
      <text:p text:style-name="P15"><text:span text:style-name="T1">L'</text:span><text:span text:style-name="T3">interviewer</text:span><text:span text:style-name="T1"> (ou intervieweur) commence à </text:span><text:span text:style-name="T3">interviewer</text:span><text:span text:style-name="T1"> l'invité.</text:span></text:p>
      <text:p text:style-name="P15"><text:span text:style-name="T3">Jean</text:span><text:span text:style-name="T1"> mit un </text:span><text:span text:style-name="T3">jean</text:span><text:span text:style-name="T1">.</text:span></text:p>
      <text:p text:style-name="P15"><text:span text:style-name="T1">Il a dessiné le </text:span><text:span text:style-name="T3">jet</text:span><text:span text:style-name="T1"> d'un seul </text:span><text:span text:style-name="T3">jet</text:span><text:span text:style-name="T1">.</text:span></text:p>
      <text:p text:style-name="P15"><text:span text:style-name="T1">Un </text:span><text:span text:style-name="T3">logos</text:span><text:span text:style-name="T1"> est une rationalité suprême. Les entreprises ont des </text:span><text:span text:style-name="T3">logos</text:span><text:span text:style-name="T1">. </text:span></text:p>
      <text:p text:style-name="P15"><text:span text:style-name="T1">Je trouve le temps </text:span><text:span text:style-name="T3">long</text:span><text:span text:style-name="T1"> pour avoir un </text:span><text:span text:style-name="T3">long</text:span><text:span text:style-name="T1"> drink.</text:span></text:p>
      <text:p text:style-name="P15"><text:span text:style-name="T1">Quand tu auras fini de tirer avec le </text:span><text:span text:style-name="T3">luger</text:span><text:span text:style-name="T1">, tu viendras </text:span><text:span text:style-name="T3">luger</text:span><text:span text:style-name="T1"> avec nous.</text:span></text:p>
      <text:p text:style-name="P15"><text:span text:style-name="T1">Il a reçu un e-</text:span><text:span text:style-name="T3">mail</text:span><text:span text:style-name="T1"> lui donnant rendez-vous sur le </text:span><text:span text:style-name="T3">mail</text:span><text:span text:style-name="T1">.   </text:span></text:p>
      <text:p text:style-name="P15"><text:soft-page-break/><text:span text:style-name="T1">Le </text:span><text:span text:style-name="T3">manager</text:span><text:span text:style-name="T1"> (= manageur) doit mieux </text:span><text:span text:style-name="T3">manager</text:span><text:span text:style-name="T1"> (= diriger) son équipe.</text:span></text:p>
      <text:p text:style-name="P15"><text:span text:style-name="T1">Pour le </text:span><text:span text:style-name="T3">mixer</text:span><text:span text:style-name="T1">, c'est  plus facile avec un </text:span><text:span text:style-name="T3">mixer</text:span><text:span text:style-name="T1"> (ou mixeur).</text:span></text:p>
      <text:p text:style-name="P15"><text:span text:style-name="T1">Les </text:span><text:span text:style-name="T3">papas</text:span><text:span text:style-name="T1"> rencontrent le </text:span><text:span text:style-name="T3">papas</text:span><text:span text:style-name="T1">.</text:span></text:p>
      <text:p text:style-name="P15"><text:span text:style-name="T1">Un </text:span><text:span text:style-name="T3">plaid</text:span><text:span text:style-name="T1"> était l'assemblée ou la décision des comtes et des évêques à l'époque franque. Un </text:span><text:span text:style-name="T3">plaid</text:span><text:span text:style-name="T1"> est une couverture de voyage ou un tissu de laine à carreaux.</text:span></text:p>
      <text:p text:style-name="P15"><text:span text:style-name="T1">L'ingénieur alla se </text:span><text:span text:style-name="T3">placer</text:span><text:span text:style-name="T1"> près du </text:span><text:span text:style-name="T3">placer</text:span><text:span text:style-name="T1"> (= gisement sédimentaire).</text:span></text:p>
      <text:p text:style-name="P15"><text:span text:style-name="T1">J'ai vu le </text:span><text:span text:style-name="T3">pointer</text:span><text:span text:style-name="T1"> </text:span><text:span text:style-name="T3">pointer</text:span><text:span text:style-name="T1"> ses oreilles.</text:span></text:p>
      <text:p text:style-name="P15"><text:span text:style-name="T1">Le serveur va </text:span><text:span text:style-name="T3">porter</text:span><text:span text:style-name="T1"> une </text:span><text:span text:style-name="T3">porter</text:span><text:span text:style-name="T1"> au client.  </text:span></text:p>
      <text:p text:style-name="P15"><text:span text:style-name="T1">Je vais </text:span><text:span text:style-name="T3">poster</text:span><text:span text:style-name="T1"> la commande d'un </text:span><text:span text:style-name="T3">poster</text:span><text:span text:style-name="T1">.</text:span></text:p>
      <text:p text:style-name="P15"><text:span text:style-name="T1">Cette émission </text:span><text:span text:style-name="T3">prime</text:span><text:span text:style-name="T1"> sur les autres car elle est en </text:span><text:span text:style-name="T3">prime</text:span><text:span text:style-name="T1"> time.</text:span></text:p>
      <text:p text:style-name="P15"><text:span text:style-name="T1">Un </text:span><text:span text:style-name="T3">prospect</text:span><text:span text:style-name="T1"> est une distance à respecter entre des constructions. Un </text:span><text:span text:style-name="T3">prospect</text:span><text:span text:style-name="T1"> est un client potentiel d'une entreprise.</text:span></text:p>
      <text:p text:style-name="P15"><text:span text:style-name="T1">Il fait de la </text:span><text:span text:style-name="T3">pub</text:span><text:span text:style-name="T1"> (= publicité) pour son </text:span><text:span text:style-name="T3">pub</text:span><text:span text:style-name="T1"> à Belfast.</text:span></text:p>
      <text:p text:style-name="P15"><text:span text:style-name="T1">D'habitude, il a du </text:span><text:span text:style-name="T3">punch</text:span><text:span text:style-name="T1">, mais aujourd'hui, il a bu du </text:span><text:span text:style-name="T3">punch</text:span><text:span text:style-name="T1">.</text:span></text:p>
      <text:p text:style-name="P15"><text:span text:style-name="T1">Il change de </text:span><text:span text:style-name="T3">putter</text:span><text:span text:style-name="T1"> pour </text:span><text:span text:style-name="T3">putter</text:span><text:span text:style-name="T1"> la balle de golf.</text:span></text:p>
      <text:p text:style-name="P15"><text:span text:style-name="T1">Avec trente </text:span><text:span text:style-name="T3">quarts</text:span><text:span text:style-name="T1"> d'essence, il a rempli trois </text:span><text:span text:style-name="T3">quarts</text:span><text:span text:style-name="T1"> du réservoir.</text:span></text:p>
      <text:p text:style-name="P15"><text:span text:style-name="T1">Chaque </text:span><text:span text:style-name="T3">ranger</text:span><text:span text:style-name="T1"> va se </text:span><text:span text:style-name="T3">ranger</text:span><text:span text:style-name="T1">.</text:span></text:p>
      <text:p text:style-name="P15"><text:span text:style-name="T1">Les </text:span><text:span text:style-name="T3">ras</text:span><text:span text:style-name="T1"> (= chefs éthiopiens) se dirigent vers le </text:span><text:span text:style-name="T3">ras</text:span><text:span text:style-name="T1"> (= plate-forme flottante).</text:span></text:p>
      <text:p text:style-name="P15"><text:span text:style-name="T1">Ils organisent des </text:span><text:span text:style-name="T3">raves</text:span><text:span text:style-name="T1"> près du champ de </text:span><text:span text:style-name="T3">raves</text:span><text:span text:style-name="T1">.</text:span></text:p>
      <text:p text:style-name="P15"><text:span text:style-name="T1">Le </text:span><text:span text:style-name="T3">reporter</text:span><text:span text:style-name="T1"> va </text:span><text:span text:style-name="T3">reporter</text:span><text:span text:style-name="T1"> son article à demain.</text:span></text:p>
      <text:p text:style-name="P15"><text:span text:style-name="T1">Bien que n'étant pas </text:span><text:span text:style-name="T3">rewriter</text:span><text:span text:style-name="T1">, il va </text:span><text:span text:style-name="T3">rewriter</text:span><text:span text:style-name="T1"> (= récrire) l'article. </text:span></text:p>
      <text:p text:style-name="P15"><text:span text:style-name="T1">Le </text:span><text:span text:style-name="T3">rot</text:span><text:span text:style-name="T1"> est une maladie des plantes. Un </text:span><text:span text:style-name="T3">rot</text:span><text:span text:style-name="T1"> est une éructation.</text:span></text:p>
      <text:p text:style-name="P15"><text:span text:style-name="T1">Le </text:span><text:span text:style-name="T3">sampler</text:span><text:span text:style-name="T1"> va </text:span><text:span text:style-name="T3">sampler</text:span><text:span text:style-name="T1"> (= échantillonner) les nouveaux morceaux.</text:span></text:p>
      <text:p text:style-name="P15"><text:span text:style-name="T1">Il </text:span><text:span text:style-name="T3">sample</text:span><text:span text:style-name="T1"> (= échantillonne) le </text:span><text:span text:style-name="T3">sample</text:span><text:span text:style-name="T1"> (= l'extrait musical).</text:span></text:p>
      <text:p text:style-name="P15"><text:span text:style-name="T1">Tu </text:span><text:span text:style-name="T3">samples</text:span><text:span text:style-name="T1"> les </text:span><text:span text:style-name="T3">samples</text:span><text:span text:style-name="T1">.</text:span></text:p>
      <text:p text:style-name="P15"><text:span text:style-name="T1">Avec ce nouveau </text:span><text:span text:style-name="T3">scanner</text:span><text:span text:style-name="T1">, ils vont </text:span><text:span text:style-name="T3">scanner</text:span><text:span text:style-name="T1"> plus précisément.</text:span></text:p>
      <text:p text:style-name="P15"><text:span text:style-name="T1">Il finit le best-</text:span><text:span text:style-name="T3">seller</text:span><text:span text:style-name="T1"> avant d'aller </text:span><text:span text:style-name="T3">seller</text:span><text:span text:style-name="T1"> le cheval.</text:span></text:p>
      <text:p text:style-name="P15"><text:span text:style-name="T1">Le Japonais a mis le ticket qu'il a payé 80 </text:span><text:span text:style-name="T3">sens</text:span><text:span text:style-name="T1"> dans le mauvais </text:span><text:span text:style-name="T3">sens</text:span><text:span text:style-name="T1">. </text:span></text:p>
      <text:p text:style-name="P15"><text:span text:style-name="T1">Le danseur </text:span><text:span text:style-name="T3">soul</text:span><text:span text:style-name="T1"> danse sur de la </text:span><text:span text:style-name="T3">soul</text:span><text:span text:style-name="T1"> music. </text:span></text:p>
      <text:p text:style-name="P15"><text:span text:style-name="T1">Le </text:span><text:span text:style-name="T3">sprinter</text:span><text:span text:style-name="T1"> se prépare à </text:span><text:span text:style-name="T3">sprinter</text:span><text:span text:style-name="T1"> dans les cent derniers mètres.</text:span></text:p>
      <text:p text:style-name="P15"><text:span text:style-name="T1">Le </text:span><text:span text:style-name="T3">squatter</text:span><text:span text:style-name="T1"> (= squatteur) cherche un autre logement à </text:span><text:span text:style-name="T3">squatter</text:span><text:span text:style-name="T1"> (= squattériser).</text:span></text:p>
      <text:p text:style-name="P15"><text:span text:style-name="T1">Le </text:span><text:span text:style-name="T3">supporter</text:span><text:span text:style-name="T1"> va </text:span><text:span text:style-name="T3">supporter</text:span><text:span text:style-name="T1"> les conséquences de son geste.</text:span></text:p>
      <text:p text:style-name="P15"><text:span text:style-name="T1">Il </text:span><text:span text:style-name="T3">surfait</text:span><text:span text:style-name="T1"> avec un style </text:span><text:span text:style-name="T3">surfait</text:span><text:span text:style-name="T1">.  </text:span></text:p>
      <text:p text:style-name="P15"><text:span text:style-name="T1">Il </text:span><text:span text:style-name="T3">surfait</text:span><text:span text:style-name="T1"> (surestime) sa compétence quand il </text:span><text:span text:style-name="T3">surfait</text:span><text:span text:style-name="T1">.</text:span></text:p>
      <text:p text:style-name="P18"><text:span text:style-name="T1">Tu </text:span><text:span text:style-name="T3">surfais</text:span><text:span text:style-name="T1"> ta compétence quand tu </text:span><text:span text:style-name="T3">surfais</text:span><text:span text:style-name="T1">. (verbes surfaire et surfer)</text:span></text:p>
      <text:p text:style-name="P15"><text:span text:style-name="T1">Il </text:span><text:span text:style-name="T3">surfera</text:span><text:span text:style-name="T1"> (surestimera) sa compétence quand il </text:span><text:span text:style-name="T3">surfera</text:span><text:span text:style-name="T1">.</text:span></text:p>
      <text:p text:style-name="P18"><text:soft-page-break/><text:span text:style-name="T1">Tu </text:span><text:span text:style-name="T3">surferas</text:span><text:span text:style-name="T1"> ta compétence quand tu </text:span><text:span text:style-name="T3">surferas</text:span><text:span text:style-name="T1">. (verbes surfaire et surfer) </text:span></text:p>
      <text:p text:style-name="P15"><text:span text:style-name="T1">Je </text:span><text:span text:style-name="T3">surferai</text:span><text:span text:style-name="T1"> (surestimerai) ma compétence quand je </text:span><text:span text:style-name="T3">surfera</text:span><text:span text:style-name="T1">i.</text:span></text:p>
      <text:p text:style-name="P18"><text:span text:style-name="T1">Ils </text:span><text:span text:style-name="T3">surferaient</text:span><text:span text:style-name="T1"> leur compétence quand ils </text:span><text:span text:style-name="T3">surferaient</text:span><text:span text:style-name="T1">. </text:span></text:p>
      <text:p text:style-name="P18"><text:span text:style-name="T1">Tu </text:span><text:span text:style-name="T3">surferais</text:span><text:span text:style-name="T1"> ta compétence quand tu </text:span><text:span text:style-name="T3">surferais</text:span><text:span text:style-name="T1">. </text:span></text:p>
      <text:p text:style-name="P18"><text:span text:style-name="T1">Il </text:span><text:span text:style-name="T3">surferait</text:span><text:span text:style-name="T1"> sa compétence quand il </text:span><text:span text:style-name="T3">surferait</text:span><text:span text:style-name="T1">.  </text:span></text:p>
      <text:p text:style-name="P18"><text:span text:style-name="T1">Vous </text:span><text:span text:style-name="T3">surferez</text:span><text:span text:style-name="T1"> votre compétence quand vous </text:span><text:span text:style-name="T3">surferez</text:span><text:span text:style-name="T1">. (verbes surfaire et surfer) </text:span></text:p>
      <text:p text:style-name="P15"><text:span text:style-name="T1">Vous </text:span><text:span text:style-name="T3">surferiez</text:span><text:span text:style-name="T1"> (surestimeriez) votre compétence quand vous </text:span><text:span text:style-name="T3">surferiez</text:span><text:span text:style-name="T1">. (verbes surfaire et surfer)</text:span></text:p>
      <text:p text:style-name="P15"><text:span text:style-name="T1">Nous </text:span><text:span text:style-name="T3">surferions</text:span><text:span text:style-name="T1"> (surestimerions) notre compétence quand nous </text:span><text:span text:style-name="T3">surferions</text:span><text:span text:style-name="T1">.(verbes surfaire et surfer) </text:span></text:p>
      <text:p text:style-name="P15"><text:span text:style-name="T1">Nous </text:span><text:span text:style-name="T3">surferons</text:span><text:span text:style-name="T1"> (surestimerons) notre compétence quand nous </text:span><text:span text:style-name="T3">surferons</text:span><text:span text:style-name="T1">.</text:span></text:p>
      <text:p text:style-name="P15"><text:span text:style-name="T1">Ils </text:span><text:span text:style-name="T3">surferont</text:span><text:span text:style-name="T1"> leur compétence quand ils </text:span><text:span text:style-name="T3">surferont</text:span><text:span text:style-name="T1">. (verbes surfaire et surfer) </text:span></text:p>
      <text:p text:style-name="P15"><text:span text:style-name="T1">Un </text:span><text:span text:style-name="T3">suspense</text:span><text:span text:style-name="T1"> interdit l'exercice de fonctions religieuses. Un </text:span><text:span text:style-name="T3">suspense</text:span><text:span text:style-name="T1"> est une attente angoissée.</text:span></text:p>
      <text:p text:style-name="P15"><text:span text:style-name="T1">Un </text:span><text:span text:style-name="T3">têt</text:span><text:span text:style-name="T1"> est une coupelle en terre réfractaire. Un </text:span><text:span text:style-name="T3">têt</text:span><text:span text:style-name="T1"> est le premier jour d'une année du calendrier lunaire vietnamien.</text:span></text:p>
      <text:p text:style-name="P15"><text:span text:style-name="T1">Une </text:span><text:span text:style-name="T3">ton</text:span><text:span text:style-name="T1"> est une unité anglo-saxonne de masse. Un </text:span><text:span text:style-name="T3">ton</text:span><text:span text:style-name="T1"> est une caractéristique de la voix, une manière de parler, une tonalité, une couleur.</text:span></text:p>
      <text:p text:style-name="P15"><text:span text:style-name="T1">Une </text:span><text:span text:style-name="T3">truste</text:span><text:span text:style-name="T1"> (ou trustis) était l'entourage d'un roi mérovingien. Il </text:span><text:span text:style-name="T3">truste</text:span><text:span text:style-name="T1"> (= monopolise) la meilleure place.</text:span></text:p>
      <text:p text:style-name="P15"><text:span text:style-name="T1">Près de sa plante </text:span><text:span text:style-name="T3">vivace</text:span><text:span text:style-name="T1">, il écoute un allégro </text:span><text:span text:style-name="T3">vivace</text:span><text:span text:style-name="T1">.</text:span></text:p>
      <table:table table:name="Tableau4" table:style-name="Tableau4">
        <table:table-column table:style-name="Tableau4.A"/>
        <table:table-row table:style-name="Tableau4.1">
          <table:table-cell table:style-name="Tableau4.A1" office:value-type="string">
            <text:p text:style-name="P12"/>
          </table:table-cell>
        </table:table-row>
      </table:table>
      <text:p text:style-name="P5">3. avec un verbe en -ter à l'imparfait :</text:p>
      <text:p text:style-name="P15"><text:span text:style-name="T1">Nous </text:span><text:span text:style-name="T3">ablations</text:span><text:span text:style-name="T1"> des organes ; ces </text:span><text:span text:style-name="T3">ablations</text:span><text:span text:style-name="T1"> permettaient la survie des patients. </text:span></text:p>
      <text:p text:style-name="P15"><text:span text:style-name="T1">Nous </text:span><text:span text:style-name="T3">acceptions</text:span><text:span text:style-name="T1"> les </text:span><text:span text:style-name="T3">acceptions</text:span><text:span text:style-name="T1"> de ces mots.</text:span></text:p>
      <text:p text:style-name="P15"><text:span text:style-name="T1">Nous </text:span><text:span text:style-name="T3">actions</text:span><text:span text:style-name="T1"> vos </text:span><text:span text:style-name="T3">actions</text:span><text:span text:style-name="T1"> dévouées.  </text:span></text:p>
      <text:p text:style-name="P15"><text:span text:style-name="T1">Par notre gravitation, nous </text:span><text:span text:style-name="T3">accrétions</text:span><text:span text:style-name="T1"> la matière ; ces </text:span><text:span text:style-name="T3">accrétions</text:span><text:span text:style-name="T1"> augmentaient nos astres.</text:span></text:p>
      <text:p text:style-name="P15"><text:span text:style-name="T1">Nous les </text:span><text:span text:style-name="T3">adoptions</text:span><text:span text:style-name="T1"> mais ces </text:span><text:span text:style-name="T3">adoptions</text:span><text:span text:style-name="T1"> devenaient difficiles.</text:span></text:p>
      <text:p text:style-name="P15"><text:span text:style-name="T1">Nous </text:span><text:span text:style-name="T3">affections</text:span><text:span text:style-name="T1"> de ne pas remarquer leurs </text:span><text:span text:style-name="T3">affections</text:span><text:span text:style-name="T1">.</text:span></text:p>
      <text:p text:style-name="P15"><text:span text:style-name="T1">En manquant d'</text:span><text:span text:style-name="T3">attentions</text:span><text:span text:style-name="T1">, nous </text:span><text:span text:style-name="T3">attentions</text:span><text:span text:style-name="T1"> à leur liberté.</text:span></text:p>
      <text:p text:style-name="P15"><text:span text:style-name="T1">Par nos </text:span><text:span text:style-name="T3">auditions</text:span><text:span text:style-name="T1"> du personnel, nous </text:span><text:span text:style-name="T3">auditions</text:span><text:span text:style-name="T1"> l'organisation.</text:span></text:p>
      <text:p text:style-name="P15"><text:span text:style-name="T1">Nous </text:span><text:span text:style-name="T3">coéditions</text:span><text:span text:style-name="T1"> des ouvrages. Ces </text:span><text:span text:style-name="T3">coéditions</text:span><text:span text:style-name="T1"> étaient recherchées.</text:span></text:p>
      <text:p text:style-name="P15"><text:span text:style-name="T1">Nous </text:span><text:span text:style-name="T3">collections</text:span><text:span text:style-name="T1"> des objets pour nos </text:span><text:span text:style-name="T3">collections</text:span><text:span text:style-name="T1">.</text:span></text:p>
      <text:p text:style-name="P15"><text:span text:style-name="T1">Nous </text:span><text:span text:style-name="T3">complétions</text:span><text:span text:style-name="T1"> les </text:span><text:span text:style-name="T3">complétions</text:span><text:span text:style-name="T1"> pour la production de pétrole.</text:span></text:p>
      <text:p text:style-name="P15"><text:span text:style-name="T1">Nous </text:span><text:span text:style-name="T3">concoctions</text:span><text:span text:style-name="T1"> de nouvelles idées pour les </text:span><text:span text:style-name="T3">concoctions</text:span><text:span text:style-name="T1">.</text:span></text:p>
      <text:p text:style-name="P15"><text:span text:style-name="T1">Nous nous </text:span><text:span text:style-name="T3">contentions</text:span><text:span text:style-name="T1"> des améliorations obtenues grâce aux </text:span><text:span text:style-name="T3">contentions</text:span><text:span text:style-name="T1">.</text:span></text:p>
      <text:p text:style-name="P15"><text:span text:style-name="T1">Nous nous </text:span><text:span text:style-name="T3">contractions</text:span><text:span text:style-name="T1"> sous l'effet des </text:span><text:span text:style-name="T3">contractions</text:span><text:span text:style-name="T1"> de nos muscles.</text:span></text:p>
      <text:p text:style-name="P15"><text:span text:style-name="T1">Nous </text:span><text:span text:style-name="T3">dations</text:span><text:span text:style-name="T1"> les </text:span><text:span text:style-name="T3">dations</text:span><text:span text:style-name="T1">.</text:span></text:p>
      <text:p text:style-name="P15"><text:soft-page-break/><text:span text:style-name="T1">En observant les </text:span><text:span text:style-name="T3">décontractions</text:span><text:span text:style-name="T1"> successives, nous nous </text:span><text:span text:style-name="T3">décontractions</text:span><text:span text:style-name="T1"> enfin.</text:span></text:p>
      <text:p text:style-name="P15"><text:span text:style-name="T1">Nous </text:span><text:span text:style-name="T3">désaffections</text:span><text:span text:style-name="T1"> les locaux tant les </text:span><text:span text:style-name="T3">désaffections</text:span><text:span text:style-name="T1"> étaient importantes.  </text:span></text:p>
      <text:p text:style-name="P15"><text:span text:style-name="T1">Les </text:span><text:span text:style-name="T3">désertions</text:span><text:span text:style-name="T1"> étaient nombreuses alors nous </text:span><text:span text:style-name="T3">désertions</text:span><text:span text:style-name="T1"> aussi de temps en temps. </text:span></text:p>
      <text:p text:style-name="P15"><text:span text:style-name="T1">Nous </text:span><text:span text:style-name="T3">désinfections</text:span><text:span text:style-name="T1"> sans cesse mais ces </text:span><text:span text:style-name="T3">désinfections</text:span><text:span text:style-name="T1"> étaient tardives.  </text:span></text:p>
      <text:p text:style-name="P15"><text:span text:style-name="T1">Grâce aux nouvelles </text:span><text:span text:style-name="T3">détections</text:span><text:span text:style-name="T1">, nous </text:span><text:span text:style-name="T3">détections</text:span><text:span text:style-name="T1"> une forme de vie.</text:span></text:p>
      <text:p text:style-name="P15"><text:span text:style-name="T1">Nous les </text:span><text:span text:style-name="T3">détractions</text:span><text:span text:style-name="T1"> en vain car nos </text:span><text:span text:style-name="T3">détractions</text:span><text:span text:style-name="T1"> étaient infondées. </text:span></text:p>
      <text:p text:style-name="P15"><text:span text:style-name="T1">Nous </text:span><text:span text:style-name="T3">dictions</text:span><text:span text:style-name="T1"> avec de nouvelles </text:span><text:span text:style-name="T3">dictions</text:span><text:span text:style-name="T1">.  </text:span></text:p>
      <text:p text:style-name="P15"><text:span text:style-name="T1">Nous </text:span><text:span text:style-name="T3">diffractions</text:span><text:span text:style-name="T1"> la lumière avant d'étudier les </text:span><text:span text:style-name="T3">diffractions</text:span><text:span text:style-name="T1"> d'autres ondes. </text:span></text:p>
      <text:p text:style-name="P15"><text:span text:style-name="T1">Nous </text:span><text:span text:style-name="T3">disjonctions</text:span><text:span text:style-name="T1"> sous l'effet des </text:span><text:span text:style-name="T3">disjonctions</text:span><text:span text:style-name="T1"> des responsabilités.</text:span></text:p>
      <text:p text:style-name="P15"><text:span text:style-name="T1">Nous </text:span><text:span text:style-name="T3">éditions</text:span><text:span text:style-name="T1"> ces livres sans modifier la forme des anciennes </text:span><text:span text:style-name="T3">éditions</text:span><text:span text:style-name="T1">.  </text:span></text:p>
      <text:p text:style-name="P15"><text:span text:style-name="T1">Nous ne nous </text:span><text:span text:style-name="T3">éjections</text:span><text:span text:style-name="T1"> qu'au dernier moment car ces </text:span><text:span text:style-name="T3">éjections</text:span><text:span text:style-name="T1"> étaient risquées.</text:span></text:p>
      <text:p text:style-name="P15"><text:span text:style-name="T1">Nous ne nous </text:span><text:span text:style-name="T3">électrocutions</text:span><text:span text:style-name="T1"> pas car nous connaissions les conséquences des </text:span><text:span text:style-name="T3">électrocutions</text:span><text:span text:style-name="T1">.</text:span></text:p>
      <text:p text:style-name="P15"><text:span text:style-name="T1">Nous </text:span><text:span text:style-name="T3">exceptions</text:span><text:span text:style-name="T1"> les </text:span><text:span text:style-name="T3">exceptions</text:span><text:span text:style-name="T1"> les plus rares.</text:span></text:p>
      <text:p text:style-name="P15"><text:span text:style-name="T1">Nous </text:span><text:span text:style-name="T3">excrétions</text:span><text:span text:style-name="T1"> normalement mais nos </text:span><text:span text:style-name="T3">excrétions</text:span><text:span text:style-name="T1"> devaient être analysées.</text:span></text:p>
      <text:p text:style-name="P15"><text:span text:style-name="T1">Nous </text:span><text:span text:style-name="T3">exécutions</text:span><text:span text:style-name="T1"> les ordres mais refusions les </text:span><text:span text:style-name="T3">exécutions</text:span><text:span text:style-name="T1">.</text:span></text:p>
      <text:p text:style-name="P15"><text:span text:style-name="T1">Nous </text:span><text:span text:style-name="T3">exemptions</text:span><text:span text:style-name="T1"> des malades mais ces </text:span><text:span text:style-name="T3">exemptions</text:span><text:span text:style-name="T1"> étaient rares.</text:span></text:p>
      <text:p text:style-name="P15"><text:span text:style-name="T1">Nous </text:span><text:span text:style-name="T3">formations</text:span><text:span text:style-name="T1"> l'ordinateur pour les nouvelles </text:span><text:span text:style-name="T3">formations</text:span><text:span text:style-name="T1">.</text:span></text:p>
      <text:p text:style-name="P15"><text:span text:style-name="T1">En ne soignant pas nos </text:span><text:span text:style-name="T3">infections</text:span><text:span text:style-name="T1">, nous </text:span><text:span text:style-name="T3">infections</text:span><text:span text:style-name="T1"> d'autres personnes.</text:span></text:p>
      <text:p text:style-name="P15"><text:span text:style-name="T1">Avec ces </text:span><text:span text:style-name="T3">injections</text:span><text:span text:style-name="T1"> de capitaux, nous </text:span><text:span text:style-name="T3">injections</text:span><text:span text:style-name="T1"> un nouvel espoir.</text:span></text:p>
      <text:p text:style-name="P15"><text:span text:style-name="T1">Nous </text:span><text:span text:style-name="T3">inspections</text:span><text:span text:style-name="T1"> chaque année mais il y avait des </text:span><text:span text:style-name="T3">inspections</text:span><text:span text:style-name="T1"> supplémentaires.  </text:span></text:p>
      <text:p text:style-name="P15"><text:span text:style-name="T1">Nous </text:span><text:span text:style-name="T3">intentions</text:span><text:span text:style-name="T1"> un nouveau procès car nos </text:span><text:span text:style-name="T3">intentions</text:span><text:span text:style-name="T1"> ne changeaient pas.</text:span></text:p>
      <text:p text:style-name="P15"><text:span text:style-name="T1">Nous </text:span><text:span text:style-name="T3">interceptions</text:span><text:span text:style-name="T1"> les passeurs mais ces </text:span><text:span text:style-name="T3">interceptions</text:span><text:span text:style-name="T1"> étaient risquées.</text:span></text:p>
      <text:p text:style-name="P15"><text:span text:style-name="T1">Nous </text:span><text:span text:style-name="T3">inventions</text:span><text:span text:style-name="T1"> encore et nos </text:span><text:span text:style-name="T3">inventions</text:span><text:span text:style-name="T1"> devenaient célèbres.  </text:span></text:p>
      <text:p text:style-name="P15"><text:span text:style-name="T1">Nous </text:span><text:span text:style-name="T3">mentions</text:span><text:span text:style-name="T1"> sur l'origine de nos </text:span><text:span text:style-name="T3">mentions</text:span><text:span text:style-name="T1">.  </text:span></text:p>
      <text:p text:style-name="P15"><text:span text:style-name="T1">Nous </text:span><text:span text:style-name="T3">notions</text:span><text:span text:style-name="T1"> les nouvelles </text:span><text:span text:style-name="T3">notions</text:span><text:span text:style-name="T1">.  </text:span></text:p>
      <text:p text:style-name="P15"><text:span text:style-name="T1">Nous </text:span><text:span text:style-name="T3">objections</text:span><text:span text:style-name="T1"> que leurs </text:span><text:span text:style-name="T3">objections</text:span><text:span text:style-name="T1"> n'étaient pas valables.</text:span></text:p>
      <text:p text:style-name="P15"><text:span text:style-name="T1">Nous </text:span><text:span text:style-name="T3">options</text:span><text:span text:style-name="T1"> pour de nouvelles </text:span><text:span text:style-name="T3">options</text:span><text:span text:style-name="T1">.</text:span></text:p>
      <text:p text:style-name="P15"><text:span text:style-name="T1">Nous </text:span><text:span text:style-name="T3">persécutions</text:span><text:span text:style-name="T1"> nos frères mais ces </text:span><text:span text:style-name="T3">persécutions</text:span><text:span text:style-name="T1"> ne nous semblaient pas graves.</text:span></text:p>
      <text:p text:style-name="P15"><text:span text:style-name="T1">Nous leur </text:span><text:span text:style-name="T3">portions</text:span><text:span text:style-name="T1"> des </text:span><text:span text:style-name="T3">portions</text:span><text:span text:style-name="T1"> supplémentaires.</text:span></text:p>
      <text:p text:style-name="P15"><text:span text:style-name="T1">Nous </text:span><text:span text:style-name="T3">préemptions</text:span><text:span text:style-name="T1"> souvent mais les droits de ces </text:span><text:span text:style-name="T3">préemptions</text:span><text:span text:style-name="T1"> étaient parfois contestés.</text:span></text:p>
      <text:p text:style-name="P15"><text:span text:style-name="T1">Nous </text:span><text:span text:style-name="T3">prétéritions</text:span><text:span text:style-name="T1"> </text:span><text:span text:style-name="T1">(= désavantagions [Suisse])</text:span><text:span text:style-name="T1"> notre adversaire par nos </text:span><text:span text:style-name="T3">prétéritions</text:span><text:span text:style-name="T1">. </text:span></text:p>
      <text:p text:style-name="P15"><text:span text:style-name="T1">Nous </text:span><text:span text:style-name="T3">prospections</text:span><text:span text:style-name="T1"> de nouveaux terrains mais ces </text:span><text:span text:style-name="T3">prospections</text:span><text:span text:style-name="T1"> restaient vaines.</text:span></text:p>
      <text:p text:style-name="P15"><text:span text:style-name="T1">Nous </text:span><text:span text:style-name="T3">rations</text:span><text:span text:style-name="T1"> souvent la distribution des </text:span><text:span text:style-name="T3">rations. </text:span></text:p>
      <text:p text:style-name="P15"><text:span text:style-name="T1">Nous </text:span><text:span text:style-name="T3">rééditions</text:span><text:span text:style-name="T1"> ces ouvrages, c'étaient leurs premières </text:span><text:span text:style-name="T3">rééditions</text:span><text:span text:style-name="T1">.</text:span></text:p>
      <text:p text:style-name="P15"><text:span text:style-name="T1">Nous </text:span><text:span text:style-name="T3">réfractions</text:span><text:span text:style-name="T1"> la lumière. Nous utilisions des prismes pour ces </text:span><text:span text:style-name="T3">réfractions</text:span><text:span text:style-name="T1">.</text:span></text:p>
      <text:p text:style-name="P15"><text:soft-page-break/><text:span text:style-name="T1">Nous </text:span><text:span text:style-name="T3">relations</text:span><text:span text:style-name="T1"> l'origine de nos </text:span><text:span text:style-name="T3">relations</text:span><text:span text:style-name="T1">.</text:span></text:p>
      <text:p text:style-name="P15"><text:span text:style-name="T1">Nous nous </text:span><text:span text:style-name="T3">rétractions</text:span><text:span text:style-name="T1"> du fait des </text:span><text:span text:style-name="T3">rétractions</text:span><text:span text:style-name="T1"> du béton.   </text:span></text:p>
      <text:p text:style-name="P15"><text:span text:style-name="T1">Nous </text:span><text:span text:style-name="T3">sécrétions</text:span><text:span text:style-name="T1"> la tristesse, était-ce dû à nos </text:span><text:span text:style-name="T3">sécrétions</text:span><text:span text:style-name="T1"> ?</text:span></text:p>
      <text:p text:style-name="P15"><text:span text:style-name="T1">Nous </text:span><text:span text:style-name="T3">sélections</text:span><text:span text:style-name="T1"> des programmes et établissions de nouvelles </text:span><text:span text:style-name="T3">sélections</text:span><text:span text:style-name="T1">. </text:span></text:p>
      <text:p text:style-name="P15"><text:span text:style-name="T1">Nous nous </text:span><text:span text:style-name="T3">surinfections</text:span><text:span text:style-name="T1"> sans pouvoir atténuer ces </text:span><text:span text:style-name="T3">surinfections</text:span><text:span text:style-name="T1">.</text:span></text:p>
      <text:p text:style-name="P15"><text:span text:style-name="T1">Nous </text:span><text:span text:style-name="T3">tractions</text:span><text:span text:style-name="T1"> d'anciennes </text:span><text:span text:style-name="T3">tractions</text:span><text:span text:style-name="T1"> avant.</text:span></text:p>
      <text:p text:style-name="P15"><text:span text:style-name="T1">Nous </text:span><text:span text:style-name="T3">transitions</text:span><text:span text:style-name="T1"> par de brusques </text:span><text:span text:style-name="T3">transitions.</text:span></text:p>
      <text:p text:style-name="P4"/>
      <text:p text:style-name="P5">4. avec une terminaison en -ent :</text:p>
      <text:p text:style-name="P15"><text:span text:style-name="T2">Les pêcheurs </text:span><text:span text:style-name="T4">affluent</text:span><text:span text:style-name="T2"> à l'</text:span><text:span text:style-name="T4">affluent</text:span><text:span text:style-name="T2"> du Rhône. </text:span></text:p>
      <text:p text:style-name="P15"><text:span text:style-name="T2">Ils </text:span><text:span text:style-name="T4">coalescent</text:span><text:span text:style-name="T2"> l'alliage : chaque métal est </text:span><text:span text:style-name="T4">coalescent</text:span><text:span text:style-name="T2"> (= réuni mais distinct).</text:span></text:p>
      <text:p text:style-name="P15"><text:span text:style-name="T2">Un triangle </text:span><text:span text:style-name="T4">coïncident</text:span><text:span text:style-name="T2"> peut se superposer point par point à un autre. Les dates </text:span><text:span text:style-name="T4">coïncident</text:span><text:span text:style-name="T2">.</text:span></text:p>
      <text:p text:style-name="P15"><text:span text:style-name="T2">La Saône et le Rhône </text:span><text:span text:style-name="T4">confluent</text:span><text:span text:style-name="T2"> : leur </text:span><text:span text:style-name="T4">confluent</text:span><text:span text:style-name="T2"> est à Lyon.  </text:span></text:p>
      <text:p text:style-name="P15"><text:span text:style-name="T2">Ils nous </text:span><text:span text:style-name="T4">content</text:span><text:span text:style-name="T2"> l'histoire et mon frère est </text:span><text:span text:style-name="T4">content</text:span><text:span text:style-name="T2">.</text:span></text:p>
      <text:p text:style-name="P15"><text:span text:style-name="T2">Ils </text:span><text:span text:style-name="T4">convergent</text:span><text:span text:style-name="T2"> enfin bien que leur travail n'ait pas été </text:span><text:span text:style-name="T4">convergent</text:span><text:span text:style-name="T2">.</text:span></text:p>
      <text:p text:style-name="P15"><text:span text:style-name="T2">Ils nous </text:span><text:span text:style-name="T4">convient</text:span><text:span text:style-name="T2"> à leur fête et ça nous </text:span><text:span text:style-name="T4">convient</text:span><text:span text:style-name="T2">. (verbes convier et convenir) </text:span></text:p>
      <text:p text:style-name="P15"><text:span text:style-name="T2">Les poules du </text:span><text:span text:style-name="T4">couvent</text:span><text:span text:style-name="T2"> </text:span><text:span text:style-name="T4">couvent. </text:span></text:p>
      <text:p text:style-name="P15"><text:span text:style-name="T2">Ils </text:span><text:span text:style-name="T4">détergent</text:span><text:span text:style-name="T2"> le sol avec un nouveau </text:span><text:span text:style-name="T4">détergent</text:span><text:span text:style-name="T2">.</text:span></text:p>
      <text:p text:style-name="P15"><text:span text:style-name="T2">Ils </text:span><text:span text:style-name="T4">divergent</text:span><text:span text:style-name="T2"> toujours car leur intérêt est trop </text:span><text:span text:style-name="T4">divergent</text:span><text:span text:style-name="T2">.</text:span></text:p>
      <text:p text:style-name="P15"><text:span text:style-name="T2">Des pays </text:span><text:span text:style-name="T4">émergent</text:span><text:span text:style-name="T2"> sur ce marché </text:span><text:span text:style-name="T4">émergent</text:span><text:span text:style-name="T2">.</text:span></text:p>
      <text:p text:style-name="P15"><text:span text:style-name="T2">Les résultats </text:span><text:span text:style-name="T4">équivalent</text:span><text:span text:style-name="T2">, le procédé est aussi </text:span><text:span text:style-name="T4">équivalent</text:span><text:span text:style-name="T2">.</text:span></text:p>
      <text:p text:style-name="P15"><text:span text:style-name="T2">Il est </text:span><text:span text:style-name="T4">évident</text:span><text:span text:style-name="T2"> qu'ils </text:span><text:span text:style-name="T4">évident</text:span><text:span text:style-name="T2"> l'objet. </text:span></text:p>
      <text:p text:style-name="P15"><text:span text:style-name="T2">Comme ils </text:span><text:span text:style-name="T4">excellent</text:span><text:span text:style-name="T2">, le résultat est </text:span><text:span text:style-name="T4">excellent</text:span><text:span text:style-name="T2">.</text:span></text:p>
      <text:p text:style-name="P15"><text:span text:style-name="T2">Ils </text:span><text:span text:style-name="T4">expédient</text:span><text:span text:style-name="T2"> ce qui ne leur semble qu'un </text:span><text:span text:style-name="T4">expédient</text:span><text:span text:style-name="T2">.  </text:span></text:p>
      <text:p text:style-name="P15"><text:span text:style-name="T2">Ils </text:span><text:span text:style-name="T4">féculent</text:span><text:span text:style-name="T2"> les pommes de terre. Un </text:span><text:span text:style-name="T4">féculent</text:span><text:span text:style-name="T2"> est un "sucre lent". </text:span></text:p>
      <text:p text:style-name="P15"><text:span text:style-name="T2">Ils </text:span><text:span text:style-name="T4">ferment</text:span><text:span text:style-name="T2"> le récipient et attendent que le </text:span><text:span text:style-name="T4">ferment</text:span><text:span text:style-name="T2"> agisse</text:span><text:span text:style-name="T4">.  </text:span></text:p>
      <text:p text:style-name="P15"><text:span text:style-name="T2">Quand les torrents </text:span><text:span text:style-name="T4">fluent</text:span><text:span text:style-name="T2">, le paysage est </text:span><text:span text:style-name="T4">fluent</text:span><text:span text:style-name="T2">.</text:span></text:p>
      <text:p text:style-name="P15"><text:span text:style-name="T2">Ce personnage </text:span><text:span text:style-name="T4">influent</text:span><text:span text:style-name="T2"> et ses collaborateurs </text:span><text:span text:style-name="T4">influent</text:span><text:span text:style-name="T2"> trop sur les décisions.</text:span></text:p>
      <text:p text:style-name="P15"><text:span text:style-name="T2">Ce photographe </text:span><text:span text:style-name="T4">insolent</text:span><text:span text:style-name="T2"> et son assistant </text:span><text:span text:style-name="T4">insolent</text:span><text:span text:style-name="T2"> la pellicule.</text:span></text:p>
      <text:p text:style-name="P15"><text:span text:style-name="T2">Ils </text:span><text:span text:style-name="T4">négligent</text:span><text:span text:style-name="T2"> de lui rappeler qu'il est trop </text:span><text:span text:style-name="T4">négligent. </text:span></text:p>
      <text:p text:style-name="P15"><text:span text:style-name="T2">Avec mon lointain </text:span><text:span text:style-name="T4">parent</text:span><text:span text:style-name="T2">, ils </text:span><text:span text:style-name="T4">parent</text:span><text:span text:style-name="T2"> au plus pressé.</text:span></text:p>
      <text:p text:style-name="P15"><text:span text:style-name="T2">Le </text:span><text:span text:style-name="T4">président</text:span><text:span text:style-name="T2"> et le premier ministre </text:span><text:span text:style-name="T4">président</text:span><text:span text:style-name="T2"> la réunion.  </text:span></text:p>
      <text:p text:style-name="P15"><text:span text:style-name="T2">Ils se </text:span><text:span text:style-name="T4">pressent</text:span><text:span text:style-name="T2"> de le rassurer mais il </text:span><text:span text:style-name="T4">pressent</text:span><text:span text:style-name="T2"> un malheur. </text:span></text:p>
      <text:p text:style-name="P15"><text:span text:style-name="T2">Ce </text:span><text:span text:style-name="T4">résident</text:span><text:span text:style-name="T2"> et sa famille </text:span><text:span text:style-name="T4">résident</text:span><text:span text:style-name="T2"> dans ce village.</text:span></text:p>
      <text:p text:style-name="P15"><text:soft-page-break/><text:span text:style-name="T2">Ils </text:span><text:span text:style-name="T4">résilient</text:span><text:span text:style-name="T4"> </text:span><text:span text:style-name="T2">le contrat pour l'étude de ce matériau </text:span><text:span text:style-name="T4">résilient</text:span><text:span text:style-name="T2">.</text:span></text:p>
      <text:p text:style-name="P15"><text:span text:style-name="T2">Ils </text:span><text:span text:style-name="T4">somnolent</text:span><text:span text:style-name="T2"> en cours. Cet enfant est particulièrement </text:span><text:span text:style-name="T4">somnolent</text:span><text:span text:style-name="T2">.</text:span></text:p>
      <text:p text:style-name="P15"><text:span text:style-name="T2">Comme ils manquent de </text:span><text:span text:style-name="T4">talent</text:span><text:span text:style-name="T2">, ils </text:span><text:span text:style-name="T4">talent</text:span><text:span text:style-name="T2"> les pommes en les cueillant.</text:span></text:p>
      <text:p text:style-name="P15"><text:span text:style-name="T2">Les réponses </text:span><text:span text:style-name="T4">urgent</text:span><text:span text:style-name="T2"> car le dossier est vraiment </text:span><text:span text:style-name="T4">urgent</text:span><text:span text:style-name="T2">.</text:span></text:p>
      <text:p text:style-name="P16"><text:span text:style-name="T5">Avec leur aspect </text:span><text:span text:style-name="T6">violent</text:span><text:span text:style-name="T5">, ils </text:span><text:span text:style-name="T6">violent</text:span><text:span text:style-name="T5"> les lois.</text:span><text:span text:style-name="T7"> </text:span></text:p>
      <text:p text:style-name="P8"/>
      <text:p text:style-name="P5">5. avec un passé simple : </text:p>
      <text:p text:style-name="P15"><text:span text:style-name="T1">Je </text:span><text:span text:style-name="T3">bus</text:span><text:span text:style-name="T1"> en vitesse car le </text:span><text:span text:style-name="T3">bus</text:span><text:span text:style-name="T1"> arrivait.</text:span></text:p>
      <text:p text:style-name="P15"><text:span text:style-name="T1">Le joueur </text:span><text:span text:style-name="T3">but</text:span><text:span text:style-name="T1"> après avoir marqué le </text:span><text:span text:style-name="T3">but</text:span><text:span text:style-name="T1"> décisif.</text:span></text:p>
      <text:p text:style-name="P15"><text:span text:style-name="T1">Ils lui dirent "</text:span><text:span text:style-name="T3">chut</text:span><text:span text:style-name="T1"> !" quand il </text:span><text:span text:style-name="T3">chut</text:span><text:span text:style-name="T1"> de sa chaise.</text:span></text:p>
      <text:p text:style-name="P15"><text:span text:style-name="T1">Tu </text:span><text:span text:style-name="T3">damas</text:span><text:span text:style-name="T1"> le sol puis tu décoras le mur avec un </text:span><text:span text:style-name="T3">damas</text:span><text:span text:style-name="T1">.</text:span></text:p>
      <text:p text:style-name="P15"><text:span text:style-name="T3">Hélas</text:span><text:span text:style-name="T1">, tu le </text:span><text:span text:style-name="T3">hélas</text:span><text:span text:style-name="T1"> trop tard.</text:span></text:p>
      <text:p text:style-name="P15"><text:span text:style-name="T1">Tu </text:span><text:span text:style-name="T3">lampas</text:span><text:span text:style-name="T1"> l'eau puis tu installas le </text:span><text:span text:style-name="T3">lampas</text:span><text:span text:style-name="T1">.</text:span></text:p>
      <text:p text:style-name="P15"><text:span text:style-name="T1">Tu </text:span><text:span text:style-name="T3">lias</text:span><text:span text:style-name="T1"> l'étude du crétacé au </text:span><text:span text:style-name="T3">lias</text:span><text:span text:style-name="T1">.</text:span></text:p>
      <text:p text:style-name="P15"><text:span text:style-name="T1">Il </text:span><text:span text:style-name="T3">lut</text:span><text:span text:style-name="T1"> que le </text:span><text:span text:style-name="T3">lut</text:span><text:span text:style-name="T1"> est un enduit.</text:span></text:p>
      <text:p text:style-name="P15"><text:span text:style-name="T1">Tu </text:span><text:span text:style-name="T3">plus plus</text:span><text:span text:style-name="T1"> à Sophie qu'à Hélène.  </text:span></text:p>
      <text:p text:style-name="P15"><text:span text:style-name="T1">Il </text:span><text:span text:style-name="T3">raya</text:span><text:span text:style-name="T1"> le nom du </text:span><text:span text:style-name="T3">raya</text:span><text:span text:style-name="T1"> (ou raïa).</text:span></text:p>
      <text:p text:style-name="P15"><text:span text:style-name="T1">Tu </text:span><text:span text:style-name="T3">rayas</text:span><text:span text:style-name="T1"> les noms des </text:span><text:span text:style-name="T3">rayas</text:span><text:span text:style-name="T1"> (ou raïas).</text:span></text:p>
      <text:p text:style-name="P15"><text:span text:style-name="T1">Je </text:span><text:span text:style-name="T3">sus</text:span><text:span text:style-name="T1"> alors que le roi avait dit :"</text:span><text:span text:style-name="T3">Sus</text:span><text:span text:style-name="T1"> à l'ennemi </text:span><text:span text:style-name="T3">!". </text:span></text:p>
      <text:p text:style-name="P15"><text:span text:style-name="T1">Tu </text:span><text:span text:style-name="T3">tapas</text:span><text:span text:style-name="T1"> dans les réserves de </text:span><text:span text:style-name="T3">tapas</text:span><text:span text:style-name="T1">.</text:span></text:p>
      <text:p text:style-name="P15"><text:span text:style-name="T1">Le froid le </text:span><text:span text:style-name="T3">transit</text:span><text:span text:style-name="T1"> pendant son </text:span><text:span text:style-name="T3">transit</text:span><text:span text:style-name="T1">.</text:span></text:p>
      <text:p text:style-name="P15"><text:span text:style-name="T1">Tu </text:span><text:span text:style-name="T3">trias</text:span><text:span text:style-name="T1"> les documents sur le </text:span><text:span text:style-name="T3">trias</text:span><text:span text:style-name="T1">.</text:span></text:p>
      <text:p text:style-name="P15"><text:span text:style-name="T1">Enfin, tu </text:span><text:span text:style-name="T3">vis</text:span><text:span text:style-name="T1"> la </text:span><text:span text:style-name="T3">vis égarée. </text:span></text:p>
      <text:p text:style-name="P4"/>
      <text:p text:style-name="P5">6. un mot qui peut être prononcé de deux ou trois façons (exemples) :</text:p>
      <text:p text:style-name="P15"><text:span text:style-name="T1">un anana</text:span><text:span text:style-name="T3">s</text:span></text:p>
      <text:p text:style-name="P15"><text:span text:style-name="T1">un ani</text:span><text:span text:style-name="T3">s  </text:span></text:p>
      <text:p text:style-name="P15"><text:span text:style-name="T1">aou</text:span><text:span text:style-name="T3">t </text:span><text:span text:style-name="T1">(anciennement : aoû</text:span><text:span text:style-name="T3">t</text:span><text:span text:style-name="T1">)</text:span></text:p>
      <text:p text:style-name="P15"><text:span text:style-name="T1">une au</text:span><text:span text:style-name="T3">l</text:span><text:span text:style-name="T1">naie, un au</text:span><text:span text:style-name="T3">l</text:span><text:span text:style-name="T1">ne</text:span></text:p>
      <text:p text:style-name="P15"><text:span text:style-name="T1">b</text:span><text:span text:style-name="T3">a</text:span><text:span text:style-name="T1">by </text:span></text:p>
      <text:p text:style-name="P15"><text:span text:style-name="T1">bari</text:span><text:span text:style-name="T3">l</text:span><text:span text:style-name="T1"> </text:span></text:p>
      <text:p text:style-name="P15"><text:span text:style-name="T1">bari</text:span><text:span text:style-name="T3">ll</text:span><text:span text:style-name="T1">et </text:span></text:p>
      <text:p text:style-name="P15"><text:span text:style-name="T1">un blaz</text:span><text:span text:style-name="T3">e</text:span><text:span text:style-name="T1">r </text:span></text:p>
      <text:p text:style-name="P15"><text:span text:style-name="T1">un bon</text:span><text:span text:style-name="T3">z</text:span><text:span text:style-name="T1">aï </text:span></text:p>
      <text:p text:style-name="P15"><text:soft-page-break/><text:span text:style-name="T1">un bouti</text:span><text:span text:style-name="T3">s</text:span><text:span text:style-name="T1"> ;  </text:span></text:p>
      <text:p text:style-name="P15"><text:span text:style-name="T1">un c</text:span><text:span text:style-name="T3">ent</text:span></text:p>
      <text:p text:style-name="P17"><text:span text:style-name="T1">un </text:span><text:span text:style-name="T3">ch</text:span><text:span text:style-name="T1">alaze</text:span></text:p>
      <text:p text:style-name="P13">un challenger </text:p>
      <text:p text:style-name="P15"><text:span text:style-name="T1">une </text:span><text:span text:style-name="T3">ch</text:span><text:span text:style-name="T1">eck-list ; un </text:span><text:span text:style-name="T3">ch</text:span><text:span text:style-name="T1">eck-up </text:span></text:p>
      <text:p text:style-name="P15"><text:span text:style-name="T1">un </text:span><text:span text:style-name="T3">ch</text:span><text:span text:style-name="T1">ili ou </text:span><text:span text:style-name="T3">ch</text:span><text:span text:style-name="T1">ile  </text:span></text:p>
      <text:p text:style-name="P15"><text:span text:style-name="T1">cin</text:span><text:span text:style-name="T3">q</text:span><text:span text:style-name="T1">, cinq cents </text:span></text:p>
      <text:p text:style-name="P15"><text:span text:style-name="T1">une cl</text:span><text:span text:style-name="T3">oy</text:span><text:span text:style-name="T1">ère </text:span></text:p>
      <text:p text:style-name="P15"><text:span text:style-name="T1">un cott</text:span><text:span text:style-name="T3">ag</text:span><text:span text:style-name="T1">e </text:span></text:p>
      <text:p text:style-name="P15"><text:span text:style-name="T1">un c</text:span><text:span text:style-name="T3">ow</text:span><text:span text:style-name="T1">-boy </text:span></text:p>
      <text:p text:style-name="P15"><text:span text:style-name="T1">un crack</text:span><text:span text:style-name="T3">e</text:span><text:span text:style-name="T1">r</text:span></text:p>
      <text:p text:style-name="P15"><text:span text:style-name="T1">un c</text:span><text:span text:style-name="T3">u</text:span><text:span text:style-name="T1">tter </text:span></text:p>
      <text:p text:style-name="P15"><text:span text:style-name="T1">à son grand d</text:span><text:span text:style-name="T3">am, </text:span><text:span text:style-name="T1">à son grand da</text:span><text:span text:style-name="T3">m</text:span><text:span text:style-name="T1"> </text:span></text:p>
      <text:p text:style-name="P15"><text:span text:style-name="T1">un dama</text:span><text:span text:style-name="T3">s</text:span></text:p>
      <text:p text:style-name="P15"><text:span text:style-name="T1">par-d</text:span><text:span text:style-name="T3">e</text:span><text:span text:style-name="T1">ssous</text:span></text:p>
      <text:p text:style-name="P15"><text:span text:style-name="T1">par-d</text:span><text:span text:style-name="T3">e</text:span><text:span text:style-name="T1">ssus</text:span></text:p>
      <text:p text:style-name="P15"><text:span text:style-name="T1">un d</text:span><text:span text:style-name="T3">i</text:span><text:span text:style-name="T1">gest</text:span></text:p>
      <text:p text:style-name="P15"><text:span text:style-name="T1">dix fois ; il en prend di</text:span><text:span text:style-name="T3">x</text:span><text:span text:style-name="T1"> ; à dix_heures</text:span></text:p>
      <text:p text:style-name="P15"><text:span text:style-name="T1">un dugon</text:span><text:span text:style-name="T3">g</text:span></text:p>
      <text:p text:style-name="P15"><text:span text:style-name="T1">un d</text:span><text:span text:style-name="T3">y</text:span><text:span text:style-name="T1">ke</text:span></text:p>
      <text:p text:style-name="P15"><text:span text:style-name="T1">un en-bu</text:span><text:span text:style-name="T3">t</text:span></text:p>
      <text:p text:style-name="P15"><text:span text:style-name="T1">un en</text:span><text:span text:style-name="T3">g</text:span><text:span text:style-name="T1">ineering  [mot conseillé : ingénierie]</text:span></text:p>
      <text:p text:style-name="P15"><text:span text:style-name="T1">il est fait, au fai</text:span><text:span text:style-name="T3">t</text:span></text:p>
      <text:p text:style-name="P15"><text:span text:style-name="T1">une fé</text:span><text:span text:style-name="T3">e</text:span><text:span text:style-name="T1">rie</text:span></text:p>
      <text:p text:style-name="P15"><text:span text:style-name="T1">il est fé</text:span><text:span text:style-name="T3">e</text:span><text:span text:style-name="T1">rique</text:span></text:p>
      <text:p text:style-name="P15"><text:span text:style-name="T1">un fl</text:span><text:span text:style-name="T3">u</text:span><text:span text:style-name="T1">sh</text:span></text:p>
      <text:p text:style-name="P15"><text:span text:style-name="T1">le fre</text:span><text:span text:style-name="T3">t</text:span></text:p>
      <text:p text:style-name="P15"><text:span text:style-name="T1">un fu</text:span><text:span text:style-name="T3">ch</text:span><text:span text:style-name="T1">sia</text:span></text:p>
      <text:p text:style-name="P15"><text:span text:style-name="T1">une ge</text:span><text:span text:style-name="T3">i</text:span><text:span text:style-name="T1">sha</text:span></text:p>
      <text:p text:style-name="P15"><text:span text:style-name="T1">un goal-aver</text:span><text:span text:style-name="T3">ag</text:span><text:span text:style-name="T1">e</text:span></text:p>
      <text:p text:style-name="P15"><text:span text:style-name="T1">un grési</text:span><text:span text:style-name="T3">l</text:span></text:p>
      <text:p text:style-name="P15"><text:span text:style-name="T1">un h</text:span><text:span text:style-name="T3">ay</text:span><text:span text:style-name="T1">on</text:span></text:p>
      <text:p text:style-name="P15"><text:span text:style-name="T1">un hetm</text:span><text:span text:style-name="T3">an</text:span></text:p>
      <text:p text:style-name="P15"><text:span text:style-name="T3">hi</text:span><text:span text:style-name="T1">er</text:span></text:p>
      <text:p text:style-name="P15"><text:span text:style-name="T1">une homothé</text:span><text:span text:style-name="T3">t</text:span><text:span text:style-name="T1">ie</text:span></text:p>
      <text:p text:style-name="P15"><text:soft-page-break/><text:span text:style-name="T1">un h</text:span><text:span text:style-name="T3">oy</text:span><text:span text:style-name="T1">au</text:span></text:p>
      <text:p text:style-name="P15"><text:span text:style-name="T1">un </text:span><text:span text:style-name="T3">ice</text:span><text:span text:style-name="T1">berg</text:span></text:p>
      <text:p text:style-name="P15"><text:span text:style-name="T1">une i</text:span><text:span text:style-name="T3">gn</text:span><text:span text:style-name="T1">ame</text:span></text:p>
      <text:p text:style-name="P15"><text:span text:style-name="T1">il est i</text:span><text:span text:style-name="T3">gn</text:span><text:span text:style-name="T1">é</text:span></text:p>
      <text:p text:style-name="P15"><text:span text:style-name="T1">une i</text:span><text:span text:style-name="T3">gn</text:span><text:span text:style-name="T1">ition</text:span></text:p>
      <text:p text:style-name="P15"><text:span text:style-name="T1">un i</text:span><text:span text:style-name="T3">gn</text:span><text:span text:style-name="T1">itron</text:span></text:p>
      <text:p text:style-name="P15"><text:span text:style-name="T1">il est i</text:span><text:span text:style-name="T3">gn</text:span><text:span text:style-name="T1">ivome</text:span></text:p>
      <text:p text:style-name="P15"><text:span text:style-name="T1">un </text:span><text:span text:style-name="T3">in</text:span><text:span text:style-name="T1">-bord</text:span></text:p>
      <text:p text:style-name="P15"><text:span text:style-name="T1">une intelli</text:span><text:span text:style-name="T3">gen</text:span><text:span text:style-name="T1">tsia</text:span></text:p>
      <text:p text:style-name="P15"><text:span text:style-name="T1">un jambor</text:span><text:span text:style-name="T3">ee</text:span></text:p>
      <text:p text:style-name="P15"><text:span text:style-name="T1">un k</text:span><text:span text:style-name="T3">ai</text:span><text:span text:style-name="T1">s</text:span><text:span text:style-name="T3">er, </text:span><text:span text:style-name="T1">un k</text:span><text:span text:style-name="T3">a</text:span><text:span text:style-name="T1">is</text:span><text:span text:style-name="T3">er</text:span></text:p>
      <text:p text:style-name="P15"><text:span text:style-name="T1">un ke</text:span><text:span text:style-name="T3">nt</text:span><text:span text:style-name="T1">ia</text:span></text:p>
      <text:p text:style-name="P15"><text:span text:style-name="T1">un k</text:span><text:span text:style-name="T3">onz</text:span><text:span text:style-name="T1">ern</text:span></text:p>
      <text:p text:style-name="P15"><text:span text:style-name="T1">un lampa</text:span><text:span text:style-name="T3">s</text:span></text:p>
      <text:p text:style-name="P15"><text:span text:style-name="T1">un la</text:span><text:span text:style-name="T3">zz</text:span><text:span text:style-name="T1">i</text:span></text:p>
      <text:p text:style-name="P15"><text:span text:style-name="T1">un l</text:span><text:span text:style-name="T3">eg</text:span><text:span text:style-name="T1">s</text:span></text:p>
      <text:p text:style-name="P15"><text:span text:style-name="T1">un lor</text:span><text:span text:style-name="T3">d</text:span></text:p>
      <text:p text:style-name="P15"><text:span text:style-name="T1">un lun</text:span><text:span text:style-name="T3">ch</text:span></text:p>
      <text:p text:style-name="P15"><text:span text:style-name="T1">un l</text:span><text:span text:style-name="T3">u</text:span><text:span text:style-name="T1">tz</text:span></text:p>
      <text:p text:style-name="P15"><text:span text:style-name="T1">un ma</text:span><text:span text:style-name="T3">ch</text:span><text:span text:style-name="T1">isme</text:span></text:p>
      <text:p text:style-name="P15"><text:span text:style-name="T1">un ma</text:span><text:span text:style-name="T3">ch</text:span><text:span text:style-name="T1">iste</text:span></text:p>
      <text:p text:style-name="P15"><text:span text:style-name="T1">un ma</text:span><text:span text:style-name="T3">gn</text:span><text:span text:style-name="T1">at</text:span></text:p>
      <text:p text:style-name="P15"><text:span text:style-name="T1">un ma</text:span><text:span text:style-name="T3">gn</text:span><text:span text:style-name="T1">et</text:span></text:p>
      <text:p text:style-name="P15"><text:span text:style-name="T1">un ma</text:span><text:span text:style-name="T3">gn</text:span><text:span text:style-name="T1">ificat</text:span></text:p>
      <text:p text:style-name="P15"><text:span text:style-name="T1">un mah-jon</text:span><text:span text:style-name="T3">g</text:span></text:p>
      <text:p text:style-name="P15"><text:span text:style-name="T1">un maillechor</text:span><text:span text:style-name="T3">t</text:span></text:p>
      <text:p text:style-name="P15"><text:span text:style-name="T1">un manag</text:span><text:span text:style-name="T3">er</text:span></text:p>
      <text:p text:style-name="P15"><text:span text:style-name="T1">un ma</text:span><text:span text:style-name="T3">s</text:span></text:p>
      <text:p text:style-name="P15"><text:span text:style-name="T1">des mœur</text:span><text:span text:style-name="T3">s</text:span></text:p>
      <text:p text:style-name="P15"><text:span text:style-name="T1">Est-ce une animation no</text:span><text:span text:style-name="T3">n</text:span><text:span text:style-name="T1">-stop ? Oui ou non ?</text:span></text:p>
      <text:p text:style-name="P15"><text:span text:style-name="T1">le nor</text:span><text:span text:style-name="T3">d</text:span><text:span text:style-name="T1">-est</text:span></text:p>
      <text:p text:style-name="P15"><text:span text:style-name="T1">le nor</text:span><text:span text:style-name="T3">d</text:span><text:span text:style-name="T1">-ouest</text:span></text:p>
      <text:p text:style-name="P15"><text:span text:style-name="T1">un pack</text:span><text:span text:style-name="T3">a</text:span><text:span text:style-name="T1">ge</text:span></text:p>
      <text:p text:style-name="P15"><text:span text:style-name="T1">une pae</text:span><text:span text:style-name="T3">lla</text:span></text:p>
      <text:p text:style-name="P15"><text:span text:style-name="T1">un pa</text:span><text:span text:style-name="T3">t</text:span><text:span text:style-name="T1">io</text:span></text:p>
      <text:p text:style-name="P15"><text:soft-page-break/><text:span text:style-name="T1">un pitb</text:span><text:span text:style-name="T3">u</text:span><text:span text:style-name="T1">ll </text:span></text:p>
      <text:p text:style-name="P15"><text:span text:style-name="T1">un porc, un por</text:span><text:span text:style-name="T3">c</text:span><text:span text:style-name="T1">-épic</text:span></text:p>
      <text:p text:style-name="P15"><text:span text:style-name="T1">un q</text:span><text:span text:style-name="T3">u</text:span><text:span text:style-name="T1">adra (= quadragénaire) ; il est </text:span><text:span text:style-name="T3">qu</text:span><text:span text:style-name="T1">adragésimal ; une </text:span><text:span text:style-name="T3">qu</text:span><text:span text:style-name="T1">adragésime ; un </text:span><text:span text:style-name="T3">qu</text:span><text:span text:style-name="T1">adrangle ; il est </text:span><text:span text:style-name="T3">qu</text:span><text:span text:style-name="T1">adrangulaire ; il est </text:span><text:span text:style-name="T3">qu</text:span><text:span text:style-name="T1">adratique ; une </text:span><text:span text:style-name="T3">qu</text:span><text:span text:style-name="T1">adrature ; une </text:span><text:span text:style-name="T3">qu</text:span><text:span text:style-name="T1">adri ; une </text:span><text:span text:style-name="T3">qu</text:span><text:span text:style-name="T1">adrichromie ; il est </text:span><text:span text:style-name="T3">qu</text:span><text:span text:style-name="T1">adriennal ; un </text:span><text:span text:style-name="T3">qu</text:span><text:span text:style-name="T1">adrige ; il est </text:span><text:span text:style-name="T3">qu</text:span><text:span text:style-name="T1">adrijumeau ; un </text:span><text:span text:style-name="T3">qu</text:span><text:span text:style-name="T1">adrilatère ; un </text:span><text:span text:style-name="T3">qu</text:span><text:span text:style-name="T1">adrilobe ; un </text:span><text:span text:style-name="T3">qu</text:span><text:span text:style-name="T1">adrimoteur ; il est </text:span><text:span text:style-name="T3">qu</text:span><text:span text:style-name="T1">adripartite ; une </text:span><text:span text:style-name="T3">qu</text:span><text:span text:style-name="T1">adriphonie ; il est </text:span><text:span text:style-name="T3">qu</text:span><text:span text:style-name="T1">adripolaire ; un </text:span><text:span text:style-name="T3">qu</text:span><text:span text:style-name="T1">adripôle ; il est </text:span><text:span text:style-name="T3">qu</text:span><text:span text:style-name="T1">adrique ; un </text:span><text:span text:style-name="T3">qu</text:span><text:span text:style-name="T1">adriréacteur ; il est </text:span><text:span text:style-name="T3">qu</text:span><text:span text:style-name="T1">adrivalent ; un </text:span><text:span text:style-name="T3">qu</text:span><text:span text:style-name="T1">adrumane ; il est </text:span><text:span text:style-name="T3">qu</text:span><text:span text:style-name="T1">adruple ; </text:span><text:span text:style-name="T3">qu</text:span><text:span text:style-name="T1">adrupler ; des </text:span><text:span text:style-name="T3">qu</text:span><text:span text:style-name="T1">adruplés ; un </text:span><text:span text:style-name="T3">qu</text:span><text:span text:style-name="T1">adruplet ; un </text:span><text:span text:style-name="T3">qu</text:span><text:span text:style-name="T1">adruplex </text:span></text:p>
      <text:p text:style-name="P15"><text:span text:style-name="T1">il est </text:span><text:span text:style-name="T3">qu</text:span><text:span text:style-name="T1">antique</text:span></text:p>
      <text:p text:style-name="P15"><text:span text:style-name="T1">une ra</text:span><text:span text:style-name="T3">zz</text:span><text:span text:style-name="T1">ia </text:span></text:p>
      <text:p text:style-name="P15"><text:span text:style-name="T1">un référ</text:span><text:span text:style-name="T3">en</text:span><text:span text:style-name="T1">dum</text:span></text:p>
      <text:p text:style-name="P15"><text:span text:style-name="T1">une r</text:span><text:span text:style-name="T3">e</text:span><text:span text:style-name="T1">partie</text:span></text:p>
      <text:p text:style-name="P15"><text:span text:style-name="T1">r</text:span><text:span text:style-name="T3">e</text:span><text:span text:style-name="T1">partir (= répondre rapidement)</text:span></text:p>
      <text:p text:style-name="P15"><text:span text:style-name="T1">un ré</text:span><text:span text:style-name="T3">t</text:span><text:span text:style-name="T1">iaire</text:span></text:p>
      <text:p text:style-name="P15"><text:span text:style-name="T1">un rev</text:span><text:span text:style-name="T3">i</text:span><text:span text:style-name="T1">v</text:span><text:span text:style-name="T3">a</text:span><text:span text:style-name="T1">l</text:span></text:p>
      <text:p text:style-name="P15"><text:span text:style-name="T1">un r</text:span><text:span text:style-name="T3">is</text:span><text:span text:style-name="T1">er</text:span></text:p>
      <text:p text:style-name="P15"><text:span text:style-name="T1">un r</text:span><text:span text:style-name="T3">ou</text:span><text:span text:style-name="T1">nd</text:span></text:p>
      <text:p text:style-name="P15"><text:span text:style-name="T1">une s</text:span><text:span text:style-name="T3">am</text:span><text:span text:style-name="T1">ba</text:span></text:p>
      <text:p text:style-name="P15"><text:span text:style-name="T1">un sa</text:span><text:span text:style-name="T3">s</text:span></text:p>
      <text:p text:style-name="P15"><text:span text:style-name="T1">une s</text:span><text:span text:style-name="T3">au</text:span><text:span text:style-name="T1">dade</text:span></text:p>
      <text:p text:style-name="P15"><text:span text:style-name="T1">un scoot</text:span><text:span text:style-name="T3">e</text:span><text:span text:style-name="T1">r</text:span></text:p>
      <text:p text:style-name="P15"><text:span text:style-name="T1">un scrabb</text:span><text:span text:style-name="T3">le</text:span></text:p>
      <text:p text:style-name="P15"><text:span text:style-name="T1">un senestro</text:span><text:span text:style-name="T3">ch</text:span><text:span text:style-name="T1">ère ou sénestro</text:span><text:span text:style-name="T3">ch</text:span><text:span text:style-name="T1">ère</text:span></text:p>
      <text:p text:style-name="P15"><text:span text:style-name="T1">un s</text:span><text:span text:style-name="T3">i</text:span><text:span text:style-name="T1">de-car</text:span></text:p>
      <text:p text:style-name="P15"><text:span text:style-name="T1">un </text:span><text:span text:style-name="T3">s</text:span><text:span text:style-name="T1">iemens </text:span></text:p>
      <text:p text:style-name="P15"><text:span text:style-name="T1">un sma</text:span><text:span text:style-name="T3">sh</text:span><text:span text:style-name="T1">, sma</text:span><text:span text:style-name="T3">sh</text:span><text:span text:style-name="T1">er </text:span></text:p>
      <text:p text:style-name="P15"><text:span text:style-name="T1">un spring</text:span><text:span text:style-name="T3">e</text:span><text:span text:style-name="T1">r</text:span></text:p>
      <text:p text:style-name="P15"><text:span text:style-name="T1">un </text:span><text:span text:style-name="T3">s</text:span><text:span text:style-name="T1">tr</text:span><text:span text:style-name="T3">u</text:span><text:span text:style-name="T1">del </text:span></text:p>
      <text:p text:style-name="P15"><text:span text:style-name="T1">une su</text:span><text:span text:style-name="T3">c</text:span><text:span text:style-name="T1">cion</text:span></text:p>
      <text:p text:style-name="P15"><text:span text:style-name="T1">un su</text:span><text:span text:style-name="T3">et</text:span></text:p>
      <text:p text:style-name="P15"><text:span text:style-name="T1">un s</text:span><text:span text:style-name="T3">u</text:span><text:span text:style-name="T1">mo </text:span></text:p>
      <text:p text:style-name="P15"><text:span text:style-name="T1">la s</text:span><text:span text:style-name="T3">u</text:span><text:span text:style-name="T1">nna</text:span></text:p>
      <text:p text:style-name="P15"><text:span text:style-name="T1">un suro</text:span><text:span text:style-name="T3">s</text:span></text:p>
      <text:p text:style-name="P15"><text:span text:style-name="T1">un surr</text:span><text:span text:style-name="T3">ou</text:span><text:span text:style-name="T1">nd </text:span></text:p>
      <text:p text:style-name="P15"><text:span text:style-name="T1">un sw</text:span><text:span text:style-name="T3">ea</text:span><text:span text:style-name="T1">ter </text:span></text:p>
      <text:p text:style-name="P15"><text:span text:style-name="T1">un t</text:span><text:span text:style-name="T3">em</text:span><text:span text:style-name="T1">po </text:span></text:p>
      <text:p text:style-name="P15"><text:span text:style-name="T1">un terri</text:span><text:span text:style-name="T3">l</text:span></text:p>
      <text:p text:style-name="P15"><text:soft-page-break/><text:span text:style-name="T1">un </text:span><text:span text:style-name="T3">th</text:span><text:span text:style-name="T1">riller </text:span></text:p>
      <text:p text:style-name="P15"><text:span text:style-name="T1">un tild</text:span><text:span text:style-name="T3">e</text:span></text:p>
      <text:p text:style-name="P15"><text:span text:style-name="T1">un </text:span><text:span text:style-name="T3">ts</text:span><text:span text:style-name="T1">igane, un </text:span><text:span text:style-name="T3">tz</text:span><text:span text:style-name="T1">igane </text:span></text:p>
      <text:p text:style-name="P15"><text:span text:style-name="T1">un tun</text:span><text:span text:style-name="T3">er</text:span></text:p>
      <text:p text:style-name="P15"><text:span text:style-name="T1">un t</text:span><text:span text:style-name="T3">u</text:span><text:span text:style-name="T1">rf </text:span></text:p>
      <text:p text:style-name="P15"><text:span text:style-name="T1">une t</text:span><text:span text:style-name="T3">uy</text:span><text:span text:style-name="T1">ère </text:span></text:p>
      <text:p text:style-name="P15"><text:span text:style-name="T1">il est </text:span><text:span text:style-name="T3">un</text:span><text:span text:style-name="T1">guéal </text:span></text:p>
      <text:p text:style-name="P15"><text:span text:style-name="T1">une vil</text:span><text:span text:style-name="T3">e</text:span><text:span text:style-name="T1">nie </text:span></text:p>
      <text:p text:style-name="P15"><text:span text:style-name="T1">ving</text:span><text:span text:style-name="T3">t</text:span><text:span text:style-name="T1">, quatre-vingt-deux</text:span></text:p>
      <text:p text:style-name="P15"><text:span text:style-name="T1">un v</text:span><text:span text:style-name="T3">in</text:span><text:span text:style-name="T1">t</text:span><text:span text:style-name="T3">ag</text:span><text:span text:style-name="T1">e, il est v</text:span><text:span text:style-name="T3">in</text:span><text:span text:style-name="T1">t</text:span><text:span text:style-name="T3">ag</text:span><text:span text:style-name="T1">e  </text:span></text:p>
      <text:p text:style-name="P15"><text:span text:style-name="T1">un </text:span><text:span text:style-name="T3">x</text:span><text:span text:style-name="T1">énarthre,  un </text:span><text:span text:style-name="T3">x</text:span><text:span text:style-name="T1">éranthème, un </text:span><text:span text:style-name="T3">x</text:span><text:span text:style-name="T1">érès, une </text:span><text:span text:style-name="T3">x</text:span><text:span text:style-name="T1">érodermie, une </text:span><text:span text:style-name="T3">x</text:span><text:span text:style-name="T1">érographie, il est </text:span><text:span text:style-name="T3">x</text:span><text:span text:style-name="T1">érophile, une </text:span><text:span text:style-name="T3">x</text:span><text:span text:style-name="T1">érophtalmie, une </text:span><text:span text:style-name="T3">x</text:span><text:span text:style-name="T1">érophyte, un </text:span><text:span text:style-name="T3">x</text:span><text:span text:style-name="T1">érus, une ximenia ou </text:span><text:span text:style-name="T3">x</text:span><text:span text:style-name="T1">iménie, il est </text:span><text:span text:style-name="T3">x</text:span><text:span text:style-name="T1">iphoïde, il est </text:span><text:span text:style-name="T3">x</text:span><text:span text:style-name="T1">iphoïdien, un </text:span><text:span text:style-name="T3">x</text:span><text:span text:style-name="T1">iphophore ou </text:span><text:span text:style-name="T3">x</text:span><text:span text:style-name="T1">ipho, un </text:span><text:span text:style-name="T3">x</text:span><text:span text:style-name="T1">ylème, un </text:span><text:span text:style-name="T3">x</text:span><text:span text:style-name="T1">ylène, une </text:span><text:span text:style-name="T3">x</text:span><text:span text:style-name="T1">ylidine, un </text:span><text:span text:style-name="T3">x</text:span><text:span text:style-name="T1">ylocope, une </text:span><text:span text:style-name="T3">x</text:span><text:span text:style-name="T1">ylographie, il est </text:span><text:span text:style-name="T3">x</text:span><text:span text:style-name="T1">ylographique, un </text:span><text:span text:style-name="T3">x</text:span><text:span text:style-name="T1">ylophage, il est </text:span><text:span text:style-name="T3">x</text:span><text:span text:style-name="T1">ylophage, un </text:span><text:span text:style-name="T3">x</text:span><text:span text:style-name="T1">ylophone </text:span></text:p>
      <text:p text:style-name="P15"><text:span text:style-name="T1">un z</text:span><text:span text:style-name="T3">oo</text:span></text:p>
      <text:p text:style-name="P8"/>
      <text:p text:style-name="P5">7. une syllabe dite de façons différentes :</text:p>
      <text:p text:style-name="P15"><text:span text:style-name="T1">une an</text:span><text:span text:style-name="T3">guille</text:span><text:span text:style-name="T1">, une ai</text:span><text:span text:style-name="T3">guille </text:span></text:p>
      <text:p text:style-name="P15"><text:span text:style-name="T1">So</text:span><text:span text:style-name="T3">raya raya</text:span><text:span text:style-name="T1"> le mot.</text:span></text:p>
      <text:p text:style-name="P15"><text:span text:style-name="T1">Le se</text:span><text:span text:style-name="T3">con</text:span><text:span text:style-name="T1">d </text:span><text:span text:style-name="T3">con</text:span><text:span text:style-name="T1">ducteur prit le volant.</text:span></text:p>
      <text:p text:style-name="P15"><text:span text:style-name="T1">Il est </text:span><text:span text:style-name="T3">ab</text:span><text:span text:style-name="T1">sent. Il va s'</text:span><text:span text:style-name="T3">ab</text:span><text:span text:style-name="T1">stenir. </text:span></text:p>
      <text:p text:style-name="P15"><text:span text:style-name="T1">Il est bes</text:span><text:span text:style-name="T3">tial</text:span><text:span text:style-name="T1">. Il est par</text:span><text:span text:style-name="T3">tial</text:span><text:span text:style-name="T1">.</text:span></text:p>
      <text:p text:style-name="P15"><text:span text:style-name="T1">Cette par</text:span><text:span text:style-name="T3">tie</text:span><text:span text:style-name="T1"> de son discours est une idio</text:span><text:span text:style-name="T3">tie</text:span><text:span text:style-name="T1">.</text:span></text:p>
      <table:table table:name="Tableau9" table:style-name="Tableau9">
        <table:table-column table:style-name="Tableau9.A"/>
        <table:table-row table:style-name="Tableau9.1">
          <table:table-cell table:style-name="Tableau9.A1" office:value-type="string">
            <text:p text:style-name="P10"/>
          </table:table-cell>
        </table:table-row>
      </table:table>
      <text:p text:style-name="P5">8. et bien sûr, les liaisons :</text:p>
      <text:p text:style-name="P15"><text:span text:style-name="T1">un homme </text:span><text:span text:style-name="T3">grand</text:span><text:span text:style-name="T1"> ; un </text:span><text:span text:style-name="T3">grand</text:span><text:span text:style-name="T1"> homme</text:span></text:p>
      <text:p text:style-name="P15"><text:span text:style-name="T3">Ils</text:span><text:span text:style-name="T1"> ont faim et </text:span><text:span text:style-name="T3">ils</text:span><text:span text:style-name="T1"> veulent commencer.</text:span></text:p>
      <text:p text:style-name="P15"><text:span text:style-name="T3">Neuf</text:span><text:span text:style-name="T1"> enfants sont arrivés à </text:span><text:span text:style-name="T3">neuf</text:span><text:span text:style-name="T1">_heures.</text:span></text:p>
      <text:p text:style-name="P15"><text:span text:style-name="T3">Nous</text:span><text:span text:style-name="T1"> irons là où </text:span><text:span text:style-name="T3">nous</text:span><text:span text:style-name="T1"> l'avons prévu.</text:span></text:p>
      <text:p text:style-name="P15"><text:span text:style-name="T3">Quand</text:span><text:span text:style-name="T1">_il sera prêt et </text:span><text:span text:style-name="T3">quand</text:span><text:span text:style-name="T1"> je le déciderai, nous commencerons.</text:span></text:p>
      <text:p text:style-name="P15"><text:span text:style-name="T3">On</text:span><text:span text:style-name="T1"> est tous là et </text:span><text:span text:style-name="T3">on</text:span><text:span text:style-name="T1"> t'attend.</text:span></text:p>
      <text:p text:style-name="P15"><text:span text:style-name="T1">Tu as </text:span><text:span text:style-name="T3">tout</text:span><text:span text:style-name="T1"> à fait raison. Tu as </text:span><text:span text:style-name="T3">tout</text:span><text:span text:style-name="T1"> réussi. </text:span></text:p>
      <text:p text:style-name="P15"><text:span text:style-name="T3">Vous</text:span><text:span text:style-name="T1">_êtes là ? </text:span><text:span text:style-name="T3">Vous</text:span><text:span text:style-name="T1"> voulez commencer ?  </text:span></text:p>
      <text:p text:style-name="P4"/>
      <text:p text:style-name="P5"><text:soft-page-break/>9. dont les liaisons avec les marques du pluriel (en général : l'adjectif et le déterminant)</text:p>
      <text:p text:style-name="P16"><text:span text:style-name="T8">Voici les </text:span><text:span text:style-name="T9">jeunes</text:span><text:span text:style-name="T8"> enfants avec leurs </text:span><text:span text:style-name="T9">jeunes</text:span><text:span text:style-name="T8"> chiens.</text:span></text:p>
      <text:p text:style-name="P16"><text:span text:style-name="T9">Les</text:span><text:span text:style-name="T8">_autres élèves ont fait </text:span><text:span text:style-name="T9">les </text:span><text:span text:style-name="T8">recherches complémentaires.</text:span></text:p>
      <text:p text:style-name="P14"/>
      <text:p text:style-name="P11"><text:span text:style-name="T12">(Une remarque, une suggestion, une correction ? </text:span><text:a xlink:type="simple" xlink:href="mailto:gaetan.solo@orange.fr"><text:span text:style-name="T16">gaetan.solo@orange.fr</text:span></text:a><text:span text:style-name="T12">)</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style:font-face style:name="OpenSymbol" svg:font-family="OpenSymbol"/>
    <style:font-face style:name="Times-Roman" svg:font-family="Times-Roman" style:font-family-generic="roman"/>
    <style:font-face style:name="Helvetica" svg:font-family="Helvetica" style:font-family-generic="swiss"/>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elvetica Neue" fo:font-size="12pt" fo:language="fr"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Neue"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Neue"/>
    </style:style>
    <style:style style:name="Caption" style:family="paragraph" style:parent-style-name="Standard" style:class="extra">
      <style:paragraph-properties fo:margin-top="0.212cm" fo:margin-bottom="0.212cm" text:number-lines="false" text:line-number="0"/>
      <style:text-properties style:font-name="Helvetica Neue"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Helvetica Ne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7_20_2" style:display-name="RTF_Num 7 2" style:family="text"/>
    <style:style style:name="RTF_5f_Num_20_8_20_1" style:display-name="RTF_Num 8 1" style:family="text"/>
    <style:style style:name="RTF_5f_Num_20_8_20_2" style:display-name="RTF_Num 8 2" style:family="text"/>
    <style:style style:name="RTF_5f_Num_20_9_20_1" style:display-name="RTF_Num 9 1" style:family="text"/>
    <style:style style:name="RTF_5f_Num_20_10_20_1" style:display-name="RTF_Num 10 1" style:family="text"/>
    <style:style style:name="RTF_5f_Num_20_10_20_2" style:display-name="RTF_Num 10 2"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6_20_1" style:display-name="RTF_Num 16 1" style:family="text"/>
    <style:style style:name="RTF_5f_Num_20_17_20_1" style:display-name="RTF_Num 17 1" style:family="text"/>
    <style:style style:name="RTF_5f_Num_20_17_20_2" style:display-name="RTF_Num 17 2" style:family="text"/>
    <style:style style:name="RTF_5f_Num_20_18_20_1" style:display-name="RTF_Num 18 1" style:family="text"/>
    <style:style style:name="RTF_5f_Num_20_19_20_1" style:display-name="RTF_Num 19 1" style:family="text"/>
    <style:style style:name="RTF_5f_Num_20_20_20_1" style:display-name="RTF_Num 20 1" style:family="text"/>
    <style:style style:name="RTF_5f_Num_20_20_20_2" style:display-name="RTF_Num 20 2" style:family="text"/>
    <style:style style:name="RTF_5f_Num_20_21_20_1" style:display-name="RTF_Num 21 1" style:family="text"/>
    <style:style style:name="RTF_5f_Num_20_22_20_1" style:display-name="RTF_Num 22 1" style:family="text"/>
    <style:style style:name="RTF_5f_Num_20_23_20_1" style:display-name="RTF_Num 23 1" style:family="text"/>
    <style:style style:name="RTF_5f_Num_20_23_20_2" style:display-name="RTF_Num 23 2" style:family="text"/>
    <style:style style:name="RTF_5f_Num_20_24_20_1" style:display-name="RTF_Num 24 1" style:family="text"/>
    <style:style style:name="RTF_5f_Num_20_25_20_1" style:display-name="RTF_Num 25 1" style:family="text"/>
    <style:style style:name="RTF_5f_Num_20_26_20_1" style:display-name="RTF_Num 26 1" style:family="text"/>
    <style:style style:name="RTF_5f_Num_20_27_20_1" style:display-name="RTF_Num 27 1" style:family="text"/>
    <style:style style:name="RTF_5f_Num_20_27_20_2" style:display-name="RTF_Num 27 2" style:family="text"/>
    <style:style style:name="RTF_5f_Num_20_28_20_1" style:display-name="RTF_Num 28 1" style:family="text"/>
    <style:style style:name="RTF_5f_Num_20_29_20_1" style:display-name="RTF_Num 29 1" style:family="text"/>
    <style:style style:name="RTF_5f_Num_20_30_20_1" style:display-name="RTF_Num 30 1" style:family="text"/>
    <style:style style:name="RTF_5f_Num_20_30_20_2" style:display-name="RTF_Num 30 2" style:family="text"/>
    <style:style style:name="RTF_5f_Num_20_31_20_1" style:display-name="RTF_Num 31 1" style:family="text"/>
    <style:style style:name="RTF_5f_Num_20_32_20_1" style:display-name="RTF_Num 32 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text:bullet-char="•">
        <style:list-level-properties text:space-before="0.635cm" text:min-label-width="0.635cm"/>
      </text:list-level-style-bullet>
      <text:list-level-style-bullet text:level="2" text:style-name="RTF_5f_Num_20_3_20_2"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text:bullet-char="•">
        <style:list-level-properties text:space-before="0.635cm" text:min-label-width="0.635cm"/>
      </text:list-level-style-bullet>
      <text:list-level-style-bullet text:level="2" text:style-name="RTF_5f_Num_20_7_20_2"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text:bullet-char="•">
        <style:list-level-properties text:space-before="0.635cm" text:min-label-width="0.635cm"/>
      </text:list-level-style-bullet>
      <text:list-level-style-bullet text:level="2" text:style-name="RTF_5f_Num_20_8_20_2"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style-name="RTF_5f_Num_20_9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text:bullet-char="•">
        <style:list-level-properties text:space-before="0.635cm" text:min-label-width="0.635cm"/>
      </text:list-level-style-bullet>
      <text:list-level-style-bullet text:level="2" text:style-name="RTF_5f_Num_20_10_20_2"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style-name="RTF_5f_Num_20_11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style-name="RTF_5f_Num_20_1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style-name="RTF_5f_Num_20_14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style-name="RTF_5f_Num_20_15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style-name="RTF_5f_Num_20_16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bullet text:level="1" text:style-name="RTF_5f_Num_20_17_20_1" text:bullet-char="•">
        <style:list-level-properties text:space-before="0.635cm" text:min-label-width="0.635cm"/>
      </text:list-level-style-bullet>
      <text:list-level-style-bullet text:level="2" text:style-name="RTF_5f_Num_20_17_20_2"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text:style-name="RTF_5f_Num_20_19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bullet text:level="1" text:style-name="RTF_5f_Num_20_20_20_1" text:bullet-char="•">
        <style:list-level-properties text:space-before="0.635cm" text:min-label-width="0.635cm"/>
      </text:list-level-style-bullet>
      <text:list-level-style-bullet text:level="2" text:style-name="RTF_5f_Num_20_20_20_2"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1" style:display-name="RTF_Num 21">
      <text:list-level-style-bullet text:level="1" text:style-name="RTF_5f_Num_20_21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bullet text:level="1" text:style-name="RTF_5f_Num_20_2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3" style:display-name="RTF_Num 23">
      <text:list-level-style-bullet text:level="1" text:style-name="RTF_5f_Num_20_23_20_1" text:bullet-char="•">
        <style:list-level-properties text:space-before="0.635cm" text:min-label-width="0.635cm"/>
      </text:list-level-style-bullet>
      <text:list-level-style-bullet text:level="2" text:style-name="RTF_5f_Num_20_23_20_2"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4" style:display-name="RTF_Num 24">
      <text:list-level-style-bullet text:level="1" text:style-name="RTF_5f_Num_20_24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5" style:display-name="RTF_Num 25">
      <text:list-level-style-bullet text:level="1" text:style-name="RTF_5f_Num_20_25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6" style:display-name="RTF_Num 26">
      <text:list-level-style-bullet text:level="1" text:style-name="RTF_5f_Num_20_26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7" style:display-name="RTF_Num 27">
      <text:list-level-style-bullet text:level="1" text:style-name="RTF_5f_Num_20_27_20_1" text:bullet-char="•">
        <style:list-level-properties text:space-before="0.635cm" text:min-label-width="0.635cm"/>
      </text:list-level-style-bullet>
      <text:list-level-style-bullet text:level="2" text:style-name="RTF_5f_Num_20_27_20_2"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8" style:display-name="RTF_Num 28">
      <text:list-level-style-bullet text:level="1" text:style-name="RTF_5f_Num_20_28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9" style:display-name="RTF_Num 29">
      <text:list-level-style-bullet text:level="1" text:style-name="RTF_5f_Num_20_29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0" style:display-name="RTF_Num 30">
      <text:list-level-style-bullet text:level="1" text:style-name="RTF_5f_Num_20_30_20_1" text:bullet-char="•">
        <style:list-level-properties text:space-before="0.635cm" text:min-label-width="0.635cm"/>
      </text:list-level-style-bullet>
      <text:list-level-style-bullet text:level="2" text:style-name="RTF_5f_Num_20_30_20_2"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1" style:display-name="RTF_Num 31">
      <text:list-level-style-bullet text:level="1" text:style-name="RTF_5f_Num_20_31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2" style:display-name="RTF_Num 32">
      <text:list-level-style-bullet text:level="1" text:style-name="RTF_5f_Num_20_3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o Florez</meta:initial-creator>
    <meta:creation-date>2012-07-24T16:01:44</meta:creation-date>
    <dc:date>2012-07-25T16:25:07.02</dc:date>
    <meta:editing-duration>PT22M3S</meta:editing-duration>
    <meta:editing-cycles>6</meta:editing-cycles>
    <meta:generator>LibreOffice/3.5$Windows_x86 LibreOffice_project/165a79a-7059095-e13bb37-fef39a4-9503d18</meta:generator>
    <meta:document-statistic meta:table-count="5" meta:image-count="0" meta:object-count="0" meta:page-count="13" meta:paragraph-count="390" meta:word-count="3101" meta:character-count="18464" meta:non-whitespace-character-count="15603"/>
  </office:meta>
</office:document-meta>
</file>